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SemiLightI" svg:font-family="TheSansMonoCondensed-SemiLightI,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2" style:family="paragraph" style:parent-style-name="Body_20_Text_20_Cont">
      <style:text-properties style:use-window-font-color="true" style:font-name="Utopia" fo:font-size="11pt" fo:letter-spacing="-0.0016in" fo:language="en" fo:country="US" style:font-name-asian="Calibri" style:font-size-asian="11pt" style:font-name-complex="Utopia" style:font-size-complex="11pt" style:language-complex="ar" style:country-complex="SA"/>
    </style:style>
    <style:style style:name="P3" style:family="paragraph" style:parent-style-name="Body_20_Text_20_Cont">
      <style:text-properties officeooo:paragraph-rsid="00105a10"/>
    </style:style>
    <style:style style:name="P4"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5" style:family="paragraph" style:parent-style-name="Body_20_Text_20_First">
      <style:text-properties officeooo:rsid="00105a10" officeooo:paragraph-rsid="00105a10"/>
    </style:style>
    <style:style style:name="P6" style:family="paragraph" style:parent-style-name="Chapter_20_Title">
      <style:text-properties officeooo:paragraph-rsid="000b994c"/>
    </style:style>
    <style:style style:name="P7" style:family="paragraph" style:parent-style-name="Standard">
      <style:paragraph-properties fo:text-align="justify" style:justify-single-word="false"/>
      <style:text-properties officeooo:paragraph-rsid="000b994c"/>
    </style:style>
    <style:style style:name="P8" style:family="paragraph" style:parent-style-name="Standard">
      <style:text-properties fo:color="#bfbfbf" style:font-name="ZapfDingbats1" fo:font-size="14pt" officeooo:paragraph-rsid="000b994c" style:font-name-asian="ZapfDingbats1" style:font-size-asian="14pt" style:font-name-complex="ZapfDingbats1" style:font-size-complex="14pt"/>
    </style:style>
    <style:style style:name="P9" style:family="paragraph" style:parent-style-name="Chapter_20_Number" style:master-page-name="Standard">
      <style:paragraph-properties style:page-number="auto"/>
      <style:text-properties officeooo:paragraph-rsid="000b994c"/>
    </style:style>
    <style:style style:name="P10" style:family="paragraph" style:parent-style-name="Body_20_Text_20_Con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P11" style:family="paragraph" style:parent-style-name="Body_20_Text_20_Cont">
      <style:text-properties officeooo:paragraph-rsid="00228ec0"/>
    </style:style>
    <style:style style:name="P12" style:family="paragraph" style:parent-style-name="Body_20_Text_20_Cont">
      <style:text-properties officeooo:rsid="00105a10" officeooo:paragraph-rsid="00105a10"/>
    </style:style>
    <style:style style:name="P13" style:family="paragraph" style:parent-style-name="Body_20_Text_20_Cont">
      <style:text-properties officeooo:paragraph-rsid="0024153e"/>
    </style:style>
    <style:style style:name="P14" style:family="paragraph" style:parent-style-name="Body_20_Text_20_Cont">
      <style:text-properties officeooo:paragraph-rsid="00105a10"/>
    </style:style>
    <style:style style:name="P15" style:family="paragraph" style:parent-style-name="Body_20_Text_20_Cont">
      <style:text-properties officeooo:rsid="0017c2ec" officeooo:paragraph-rsid="0017c2ec"/>
    </style:style>
    <style:style style:name="P16" style:family="paragraph" style:parent-style-name="Code">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P17" style:family="paragraph" style:parent-style-name="Code_20_Caption">
      <style:text-properties officeooo:paragraph-rsid="001d6d32"/>
    </style:style>
    <style:style style:name="P18" style:family="paragraph" style:parent-style-name="Code_20_Caption">
      <style:text-properties officeooo:paragraph-rsid="001e3e41"/>
    </style:style>
    <style:style style:name="P19" style:family="paragraph" style:parent-style-name="Code_20_Caption">
      <style:text-properties officeooo:paragraph-rsid="001ebfba"/>
    </style:style>
    <style:style style:name="P20" style:family="paragraph" style:parent-style-name="Code_20_Caption">
      <style:text-properties officeooo:paragraph-rsid="001fbc95"/>
    </style:style>
    <style:style style:name="P21" style:family="paragraph" style:parent-style-name="Heading_20_1">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P22" style:family="paragraph" style:parent-style-name="Heading_20_1">
      <style:text-properties style:use-window-font-color="true" style:font-name="HelveticaNeue Condensed" fo:font-size="20pt" fo:language="en" fo:country="GB" fo:font-weight="bold" officeooo:rsid="00105a10" officeooo:paragraph-rsid="00105a10" style:font-name-asian="Calibri" style:font-size-asian="20pt" style:font-weight-asian="bold" style:font-name-complex="HelveticaNeue Condensed" style:font-size-complex="18pt" style:language-complex="ar" style:country-complex="SA"/>
    </style:style>
    <style:style style:name="P23" style:family="paragraph" style:parent-style-name="Heading_20_2">
      <style:text-properties style:use-window-font-color="true" style:font-name="HelveticaNeue Condensed" fo:font-size="18pt" fo:language="en" fo:country="GB" fo:font-weight="bold" style:font-name-asian="Calibri" style:font-size-asian="18pt" style:font-weight-asian="bold" style:font-name-complex="HelveticaNeue Condensed" style:font-size-complex="14pt" style:language-complex="ar" style:country-complex="SA"/>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name-complex="Utopia-Italic"/>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name-asian="Calibri" style:font-weight-asian="bold" style:font-size-complex="11pt" style:language-complex="ar" style:country-complex="SA" style:font-weight-complex="bold"/>
    </style:style>
    <style:style style:name="T6" style:family="text">
      <style:text-properties fo:language="en" fo:country="US" style:font-name-asian="Calibri" style:font-size-complex="11pt" style:language-complex="ar" style:country-complex="SA"/>
    </style:style>
    <style:style style:name="T7" style:family="text">
      <style:text-properties fo:language="en" fo:country="US" officeooo:rsid="00105a10" style:font-name-asian="Calibri" style:font-size-complex="11pt" style:language-complex="ar" style:country-complex="SA"/>
    </style:style>
    <style:style style:name="T8" style:family="text">
      <style:text-properties fo:language="en" fo:country="US" officeooo:rsid="00105a10"/>
    </style:style>
    <style:style style:name="T9" style:family="text">
      <style:text-properties fo:language="en" fo:country="US" officeooo:rsid="002215c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0e7385" style:font-weight-asian="bold"/>
    </style:style>
    <style:style style:name="T13" style:family="text">
      <style:text-properties style:font-name="TheSansMonoCondensed-SemiLightI" style:font-name-complex="TheSansMonoCondensed-SemiLightI"/>
    </style:style>
    <style:style style:name="T14" style:family="text">
      <style:text-properties style:font-name-asian="TheSansMonoConNormal2"/>
    </style:style>
    <style:style style:name="T15"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6" style:family="text">
      <style:text-properties style:use-window-font-color="true" style:font-name="Utopia" fo:font-size="11pt" fo:language="en" fo:country="GB" officeooo:rsid="00105a10" style:font-name-asian="Calibri" style:font-size-asian="11pt" style:font-name-complex="Utopia" style:font-size-complex="11pt" style:language-complex="ar" style:country-complex="SA"/>
    </style:style>
    <style:style style:name="T17" style:family="text">
      <style:text-properties style:use-window-font-color="true" style:font-name="Utopia" fo:font-size="11pt" fo:language="en" fo:country="GB" officeooo:rsid="00228ec0"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GB" officeooo:rsid="0024153e" style:font-name-asian="Calibri" style:font-size-asian="11pt" style:font-name-complex="Utopia" style:font-size-complex="11pt" style:language-complex="ar" style:country-complex="SA"/>
    </style:style>
    <style:style style:name="T19" style:family="text">
      <style:text-properties style:use-window-font-color="true" style:font-name="Utopia" fo:font-size="11pt" fo:language="en" fo:country="GB" fo:font-style="normal" officeooo:rsid="00228ec0" style:font-name-asian="Calibri" style:font-size-asian="11pt" style:font-style-asian="normal" style:font-name-complex="Utopia" style:font-size-complex="11pt" style:language-complex="ar" style:country-complex="SA" style:font-style-complex="normal"/>
    </style:style>
    <style:style style:name="T20"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US" officeooo:rsid="00105a10" style:font-name-asian="Calibri" style:font-size-asian="11pt" style:font-name-complex="Utopia" style:font-size-complex="11pt" style:language-complex="ar" style:country-complex="SA"/>
    </style:style>
    <style:style style:name="T22" style:family="text">
      <style:text-properties style:use-window-font-color="true" style:font-name="Utopia" fo:font-size="11pt" fo:language="en" fo:country="US" officeooo:rsid="0017c2ec" style:font-name-asian="Calibri" style:font-size-asian="11pt" style:font-name-complex="Utopia" style:font-size-complex="11pt" style:language-complex="ar" style:country-complex="SA"/>
    </style:style>
    <style:style style:name="T23" style:family="text">
      <style:text-properties style:use-window-font-color="true" style:font-name="Utopia" fo:font-size="11pt" fo:language="en" fo:country="US" officeooo:rsid="002215cd" style:font-name-asian="Calibri" style:font-size-asian="11pt" style:font-name-complex="Utopia" style:font-size-complex="11pt" style:language-complex="ar" style:country-complex="SA"/>
    </style:style>
    <style:style style:name="T24" style:family="text">
      <style:text-properties style:use-window-font-color="true" style:font-name="Utopia" fo:font-size="11pt" fo:language="en" fo:country="US" fo:font-weight="bold" style:font-name-asian="Calibri" style:font-size-asian="11pt" style:font-weight-asian="bold" style:font-name-complex="Utopia" style:font-size-complex="11pt" style:language-complex="ar" style:country-complex="SA" style:font-weight-complex="bold"/>
    </style:style>
    <style:style style:name="T25"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6" style:family="text">
      <style:text-properties style:use-window-font-color="true" style:font-name="Utopia" fo:font-size="11pt" fo:language="zxx" fo:country="none" fo:font-style="italic" fo:font-weight="bold" style:font-name-asian="Calibri" style:font-size-asian="11pt" style:language-asian="zxx" style:country-asian="none" style:font-style-asian="italic" style:font-weight-asian="bold" style:font-name-complex="Utopia" style:font-size-complex="11pt" style:language-complex="ar" style:country-complex="SA" style:font-weight-complex="bold"/>
    </style:style>
    <style:style style:name="T27"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8" style:family="text">
      <style:text-properties style:use-window-font-color="true" style:font-name="TheSansMonoConNormal" fo:font-size="11pt" fo:language="zxx" fo:country="none" officeooo:rsid="0016627b" style:font-name-asian="Calibri" style:font-size-asian="11pt" style:language-asian="zxx" style:country-asian="none" style:font-name-complex="TheSansMonoConNormal" style:font-size-complex="11pt" style:language-complex="ar" style:country-complex="SA"/>
    </style:style>
    <style:style style:name="T29" style:family="text">
      <style:text-properties style:use-window-font-color="true" style:font-name="TheSansMonoConNormal" fo:font-size="11pt" fo:language="zxx" fo:country="none" officeooo:rsid="0021af74" style:font-name-asian="Calibri" style:font-size-asian="11pt" style:language-asian="zxx" style:country-asian="none" style:font-name-complex="TheSansMonoConNormal" style:font-size-complex="11pt" style:language-complex="ar" style:country-complex="SA"/>
    </style:style>
    <style:style style:name="T30" style:family="text">
      <style:text-properties style:use-window-font-color="true" style:font-name="Calibri" fo:font-size="12pt" fo:language="en" fo:country="GB" fo:font-style="italic" style:font-name-asian="Calibri" style:font-size-asian="12pt" style:font-style-asian="italic" style:font-name-complex="Calibri" style:font-size-complex="12pt" style:language-complex="ar" style:country-complex="SA" style:font-style-complex="italic"/>
    </style:style>
    <style:style style:name="T31"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32" style:family="text">
      <style:text-properties officeooo:rsid="0004a0fa"/>
    </style:style>
    <style:style style:name="T33" style:family="text">
      <style:text-properties officeooo:rsid="000b994c"/>
    </style:style>
    <style:style style:name="T34" style:family="text">
      <style:text-properties officeooo:rsid="000c11c6"/>
    </style:style>
    <style:style style:name="T35" style:family="text">
      <style:text-properties officeooo:rsid="00105a10"/>
    </style:style>
    <style:style style:name="T36" style:family="text">
      <style:text-properties officeooo:rsid="00130a44"/>
    </style:style>
    <style:style style:name="T37" style:family="text">
      <style:text-properties fo:language="en" fo:country="GB" style:font-name-asian="Calibri" style:font-size-complex="11pt" style:language-complex="ar" style:country-complex="SA"/>
    </style:style>
    <style:style style:name="T38" style:family="text">
      <style:text-properties officeooo:rsid="00228ec0"/>
    </style:style>
    <style:style style:name="T39" style:family="text">
      <style:text-properties officeooo:rsid="0023fef8"/>
    </style:style>
    <style:style style:name="T40" style:family="text">
      <style:text-properties officeooo:rsid="0024153e"/>
    </style:style>
    <style:style style:name="T41"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206586448496" text:id="ct94206586448496">
          <text:insertion>
            <office:change-info>
              <dc:creator>Ray Lischner</dc:creator>
              <dc:date>2020-04-29T16:38:58</dc:date>
            </office:change-info>
          </text:insertion>
        </text:changed-region>
        <text:changed-region xml:id="ct94206653654784" text:id="ct94206653654784">
          <text:insertion>
            <office:change-info>
              <dc:creator>Ray Lischner</dc:creator>
              <dc:date>2020-04-30T10:03:07</dc:date>
            </office:change-info>
          </text:insertion>
        </text:changed-region>
        <text:changed-region xml:id="ct94206586721536" text:id="ct94206586721536">
          <text:format-change>
            <office:change-info>
              <dc:creator>Ray Lischner</dc:creator>
              <dc:date>2020-04-29T22:11:09</dc:date>
            </office:change-info>
          </text:format-change>
        </text:changed-region>
        <text:changed-region xml:id="ct94206588822496" text:id="ct94206588822496">
          <text:insertion>
            <office:change-info>
              <dc:creator>Ray Lischner</dc:creator>
              <dc:date>2020-04-29T22:04:37</dc:date>
            </office:change-info>
          </text:insertion>
        </text:changed-region>
        <text:changed-region xml:id="ct94206588163808" text:id="ct94206588163808">
          <text:insertion>
            <office:change-info>
              <dc:creator>Ray Lischner</dc:creator>
              <dc:date>2020-04-29T22:05:00</dc:date>
            </office:change-info>
          </text:insertion>
        </text:changed-region>
        <text:changed-region xml:id="ct94206587900592" text:id="ct94206587900592">
          <text:format-change>
            <office:change-info>
              <dc:creator>Ray Lischner</dc:creator>
              <dc:date>2020-04-29T22:05:14</dc:date>
            </office:change-info>
          </text:format-change>
        </text:changed-region>
        <text:changed-region xml:id="ct94206588843904" text:id="ct94206588843904">
          <text:format-change>
            <office:change-info>
              <dc:creator>Ray Lischner</dc:creator>
              <dc:date>2020-04-29T22:05:16</dc:date>
            </office:change-info>
          </text:format-change>
        </text:changed-region>
        <text:changed-region xml:id="ct94206588845104" text:id="ct94206588845104">
          <text:format-change>
            <office:change-info>
              <dc:creator>Ray Lischner</dc:creator>
              <dc:date>2020-04-29T22:05:34</dc:date>
            </office:change-info>
          </text:format-change>
        </text:changed-region>
        <text:changed-region xml:id="ct94206588845344" text:id="ct94206588845344">
          <text:insertion>
            <office:change-info>
              <dc:creator>Ray Lischner</dc:creator>
              <dc:date>2020-04-29T22:01:51</dc:date>
            </office:change-info>
          </text:insertion>
        </text:changed-region>
        <text:changed-region xml:id="ct94206586718016" text:id="ct94206586718016">
          <text:insertion>
            <office:change-info>
              <dc:creator>Ray Lischner</dc:creator>
              <dc:date>2020-05-10T22:21:36</dc:date>
            </office:change-info>
          </text:insertion>
        </text:changed-region>
        <text:changed-region xml:id="ct94206667416576" text:id="ct94206667416576">
          <text:insertion>
            <office:change-info>
              <dc:creator>Ray Lischner</dc:creator>
              <dc:date>2020-05-10T22:22:00</dc:date>
            </office:change-info>
          </text:insertion>
        </text:changed-region>
        <text:changed-region xml:id="ct94206654857744" text:id="ct94206654857744">
          <text:deletion>
            <office:change-info>
              <dc:creator>Ray Lischner</dc:creator>
              <dc:date>2020-05-10T22:21:33</dc:date>
            </office:change-info>
            <text:p text:style-name="Body_20_Text_20_Cont"><text:span text:style-name="T1"><text:s/>If you want to import any modules for use by </text:span><text:span text:style-name="Code_20_Inline"><text:span text:style-name="T6">main()</text:span></text:span><text:span text:style-name="T1">, </text:span><text:span text:style-name="T20">I recommend using a global module declaration just to be clear. Otherwise, feel free to omit it.</text:span></text:p>
          </text:deletion>
        </text:changed-region>
        <text:changed-region xml:id="ct94206587978704" text:id="ct94206587978704">
          <text:insertion>
            <office:change-info>
              <dc:creator>Ray Lischner</dc:creator>
              <dc:date>2020-04-29T22:06:51</dc:date>
            </office:change-info>
          </text:insertion>
        </text:changed-region>
        <text:changed-region xml:id="ct94206587978944" text:id="ct94206587978944">
          <text:insertion>
            <office:change-info>
              <dc:creator>Ray Lischner</dc:creator>
              <dc:date>2020-04-29T22:07:00</dc:date>
            </office:change-info>
          </text:insertion>
        </text:changed-region>
        <text:changed-region xml:id="ct94206588337536" text:id="ct94206588337536">
          <text:insertion>
            <office:change-info>
              <dc:creator>Ray Lischner</dc:creator>
              <dc:date>2020-04-29T22:09:29</dc:date>
            </office:change-info>
          </text:insertion>
        </text:changed-region>
        <text:changed-region xml:id="ct94206588338176" text:id="ct94206588338176">
          <text:deletion>
            <office:change-info>
              <dc:creator>Ray Lischner</dc:creator>
              <dc:date>2020-04-29T22:07:53</dc:date>
            </office:change-info>
            <text:p text:style-name="Body_20_Text_20_Cont"><text:span text:style-name="T8">So instead of </text:span><text:span text:style-name="Code_20_Inline"><text:span text:style-name="T7">#include</text:span></text:span><text:span text:style-name="T8"> </text:span><text:span text:style-name="Code_20_Inline"><text:span text:style-name="T7">&lt;iostream&gt;</text:span></text:span><text:span text:style-name="T8">, the </text:span><text:span text:style-name="Code_20_Inline"><text:span text:style-name="T7">hello</text:span></text:span><text:span text:style-name="T8"> module imports the </text:span><text:span text:style-name="Code_20_Inline"><text:span text:style-name="T7">&lt;iostream&gt;</text:span></text:span><text:span text:style-name="T8"> module, which is almost the same thing.</text:span></text:p>
          </text:deletion>
        </text:changed-region>
        <text:changed-region xml:id="ct94206588337856" text:id="ct94206588337856">
          <text:deletion>
            <office:change-info>
              <dc:creator>Ray Lischner</dc:creator>
              <dc:date>2020-04-29T22:08:21</dc:date>
            </office:change-info>
            <text:p text:style-name="Body_20_Text_20_Cont"><text:span text:style-name="T8"><text:s/>In fact, if you compiler supports modules, you can replace all the </text:span><text:span text:style-name="Code_20_Inline"><text:span text:style-name="T7">#include</text:span></text:span><text:span text:style-name="T8"> directives in the code listings with </text:span><text:span text:style-name="Code_20_Inline"><text:span text:style-name="T7">import</text:span></text:span><text:span text:style-name="T8"> </text:span><text:span text:style-name="T21">declarations</text:span><text:span text:style-name="T8">, and your programs may compile slightly faster</text:span></text:p>
          </text:deletion>
        </text:changed-region>
        <text:changed-region xml:id="ct94206588288112" text:id="ct94206588288112">
          <text:insertion>
            <office:change-info>
              <dc:creator>Ray Lischner</dc:creator>
              <dc:date>2020-05-06T14:20:47</dc:date>
            </office:change-info>
          </text:insertion>
        </text:changed-region>
        <text:changed-region xml:id="ct94206570581520" text:id="ct94206570581520">
          <text:insertion>
            <office:change-info>
              <dc:creator>Ray Lischner</dc:creator>
              <dc:date>2020-05-10T16:50:22</dc:date>
            </office:change-info>
          </text:insertion>
        </text:changed-region>
        <text:changed-region xml:id="ct94206659052144" text:id="ct94206659052144">
          <text:insertion>
            <office:change-info>
              <dc:creator>Ray Lischner</dc:creator>
              <dc:date>2020-05-10T17:04:36</dc:date>
            </office:change-info>
          </text:insertion>
        </text:changed-region>
        <text:changed-region xml:id="ct94206667769536" text:id="ct94206667769536">
          <text:format-change>
            <office:change-info>
              <dc:creator>Ray Lischner</dc:creator>
              <dc:date>2020-05-10T22:24:51</dc:date>
            </office:change-info>
          </text:format-change>
        </text:changed-region>
        <text:changed-region xml:id="ct94206588210592" text:id="ct94206588210592">
          <text:deletion>
            <office:change-info>
              <dc:creator>Ray Lischner</dc:creator>
              <dc:date>2020-04-30T10:05:11</dc:date>
            </office:change-info>
            <text:p text:style-name="P1">But <text:span text:style-name="Code_20_Inline"><text:span text:style-name="T1">&lt;cassert&gt;</text:span></text:span> is different. It is borrowed from the C library, and the <text:span text:style-name="Code_20_Inline"><text:span text:style-name="T1">assert()</text:span></text:span> function is special. Even modern C++ programs must use an old-fashioned <text:span text:style-name="Code_20_Inline"><text:span text:style-name="T1">#include</text:span></text:span> directive for <text:span text:style-name="Code_20_Inline"><text:span text:style-name="T1">&lt;cassert&gt;</text:span></text:span>.</text:p>
            <text:p text:style-name="P1"/>
          </text:deletion>
        </text:changed-region>
        <text:changed-region xml:id="ct94206665050672" text:id="ct94206665050672">
          <text:insertion>
            <office:change-info>
              <dc:creator>Ray Lischner</dc:creator>
              <dc:date>2020-05-10T16:50:28</dc:date>
            </office:change-info>
          </text:insertion>
        </text:changed-region>
        <text:changed-region xml:id="ct94206663722464" text:id="ct94206663722464">
          <text:insertion>
            <office:change-info>
              <dc:creator>Ray Lischner</dc:creator>
              <dc:date>2020-05-10T17:04:41</dc:date>
            </office:change-info>
          </text:insertion>
        </text:changed-region>
        <text:changed-region xml:id="ct94206657042592" text:id="ct94206657042592">
          <text:format-change>
            <office:change-info>
              <dc:creator>Ray Lischner</dc:creator>
              <dc:date>2020-05-10T22:26:32</dc:date>
            </office:change-info>
          </text:format-change>
        </text:changed-region>
        <text:changed-region xml:id="ct94206669256816" text:id="ct94206669256816">
          <text:insertion>
            <office:change-info>
              <dc:creator>Ray Lischner</dc:creator>
              <dc:date>2020-05-10T22:26:38</dc:date>
            </office:change-info>
          </text:insertion>
        </text:changed-region>
        <text:changed-region xml:id="ct94206667467040" text:id="ct94206667467040">
          <text:deletion>
            <office:change-info>
              <dc:creator>Ray Lischner</dc:creator>
              <dc:date>2020-05-10T22:26:46</dc:date>
            </office:change-info>
            <text:p text:style-name="Body_20_Text_20_Cont"><text:span text:style-name="T15">tak</text:span></text:p>
          </text:deletion>
        </text:changed-region>
        <text:changed-region xml:id="ct94206634310400" text:id="ct94206634310400">
          <text:insertion>
            <office:change-info>
              <dc:creator>Ray Lischner</dc:creator>
              <dc:date>2020-05-10T22:27:07</dc:date>
            </office:change-info>
          </text:insertion>
        </text:changed-region>
        <text:changed-region xml:id="ct94206563560128" text:id="ct94206563560128">
          <text:deletion>
            <office:change-info>
              <dc:creator>Ray Lischner</dc:creator>
              <dc:date>2020-05-10T22:26:53</dc:date>
            </office:change-info>
            <text:p text:style-name="Body_20_Text_20_Cont"><text:span text:style-name="T15">away </text:span></text:p>
          </text:deletion>
        </text:changed-region>
        <text:changed-region xml:id="ct94206652503104" text:id="ct94206652503104">
          <text:deletion>
            <office:change-info>
              <dc:creator>Ray Lischner</dc:creator>
              <dc:date>2020-05-10T22:27:13</dc:date>
            </office:change-info>
            <text:p text:style-name="Body_20_Text_20_Cont"><text:span text:style-name="T15">and hiding them </text:span></text:p>
          </text:deletion>
        </text:changed-region>
        <text:changed-region xml:id="ct94206651928576" text:id="ct94206651928576">
          <text:insertion>
            <office:change-info>
              <dc:creator>Ray Lischner</dc:creator>
              <dc:date>2020-05-10T16:50:35</dc:date>
            </office:change-info>
          </text:insertion>
        </text:changed-region>
        <text:changed-region xml:id="ct94206668664096" text:id="ct94206668664096">
          <text:insertion>
            <office:change-info>
              <dc:creator>Ray Lischner</dc:creator>
              <dc:date>2020-05-10T17:04:45</dc:date>
            </office:change-info>
          </text:insertion>
        </text:changed-region>
        <text:changed-region xml:id="ct94206668894688" text:id="ct94206668894688">
          <text:deletion>
            <office:change-info>
              <dc:creator>Ray Lischner</dc:creator>
              <dc:date>2020-05-10T22:27:44</dc:date>
            </office:change-info>
            <text:p text:style-name="P1">the </text:p>
          </text:deletion>
        </text:changed-region>
        <text:changed-region xml:id="ct94206668567344" text:id="ct94206668567344">
          <text:format-change>
            <office:change-info>
              <dc:creator>Ray Lischner</dc:creator>
              <dc:date>2020-05-10T22:27:31</dc:date>
            </office:change-info>
          </text:format-change>
        </text:changed-region>
        <text:changed-region xml:id="ct94206669335808" text:id="ct94206669335808">
          <text:format-change>
            <office:change-info>
              <dc:creator>Ray Lischner</dc:creator>
              <dc:date>2020-05-10T22:27:35</dc:date>
            </office:change-info>
          </text:format-change>
        </text:changed-region>
        <text:changed-region xml:id="ct94206656781536" text:id="ct94206656781536">
          <text:deletion>
            <office:change-info>
              <dc:creator>Ray Lischner</dc:creator>
              <dc:date>2020-05-10T22:27:41</dc:date>
            </office:change-info>
            <text:p text:style-name="P1">directives </text:p>
          </text:deletion>
        </text:changed-region>
        <text:changed-region xml:id="ct94206665390144" text:id="ct94206665390144">
          <text:format-change>
            <office:change-info>
              <dc:creator>Ray Lischner</dc:creator>
              <dc:date>2020-05-10T22:27:52</dc:date>
            </office:change-info>
          </text:format-change>
        </text:changed-region>
        <text:changed-region xml:id="ct94206668536592" text:id="ct94206668536592">
          <text:deletion>
            <office:change-info>
              <dc:creator>Ray Lischner</dc:creator>
              <dc:date>2020-05-10T22:28:59</dc:date>
            </office:change-info>
            <text:p text:style-name="Body_20_Text_20_Cont">The </text:p>
          </text:deletion>
        </text:changed-region>
        <text:changed-region xml:id="ct94206658306976" text:id="ct94206658306976">
          <text:insertion>
            <office:change-info>
              <dc:creator>Ray Lischner</dc:creator>
              <dc:date>2020-05-10T22:28:59</dc:date>
            </office:change-info>
          </text:insertion>
        </text:changed-region>
        <text:changed-region xml:id="ct94206578317152" text:id="ct94206578317152">
          <text:insertion>
            <office:change-info>
              <dc:creator>Ray Lischner</dc:creator>
              <dc:date>2020-05-10T22:29:00</dc:date>
            </office:change-info>
          </text:insertion>
        </text:changed-region>
        <text:changed-region xml:id="ct94206669204064" text:id="ct94206669204064">
          <text:insertion>
            <office:change-info>
              <dc:creator>Ray Lischner</dc:creator>
              <dc:date>2020-05-10T22:29:02</dc:date>
            </office:change-info>
          </text:insertion>
        </text:changed-region>
        <text:changed-region xml:id="ct94206663179440" text:id="ct94206663179440">
          <text:deletion>
            <office:change-info>
              <dc:creator>Ray Lischner</dc:creator>
              <dc:date>2020-05-10T22:29:15</dc:date>
            </office:change-info>
            <text:p text:style-name="Body_20_Text_20_Cont"><text:span text:style-name="T38">gets everything it needs to know about the </text:span><text:span text:style-name="Code_20_Inline"><text:span text:style-name="T38">rational</text:span></text:span><text:span text:style-name="T38"> class from </text:span></text:p>
          </text:deletion>
        </text:changed-region>
        <text:changed-region xml:id="ct94206667264112" text:id="ct94206667264112">
          <text:insertion>
            <office:change-info>
              <dc:creator>Ray Lischner</dc:creator>
              <dc:date>2020-05-10T22:29:48</dc:date>
            </office:change-info>
          </text:insertion>
        </text:changed-region>
        <text:changed-region xml:id="ct94206656249440" text:id="ct94206656249440">
          <text:deletion>
            <office:change-info>
              <dc:creator>Ray Lischner</dc:creator>
              <dc:date>2020-05-10T22:29:42</dc:date>
            </office:change-info>
            <text:p text:style-name="Body_20_Text_20_Cont">.</text:p>
          </text:deletion>
        </text:changed-region>
        <text:changed-region xml:id="ct94206668949792" text:id="ct94206668949792">
          <text:deletion>
            <office:change-info>
              <dc:creator>Ray Lischner</dc:creator>
              <dc:date>2020-05-10T22:29:44</dc:date>
            </office:change-info>
            <text:p text:style-name="Body_20_Text_20_Cont">O</text:p>
          </text:deletion>
        </text:changed-region>
        <text:changed-region xml:id="ct94206653122992" text:id="ct94206653122992">
          <text:insertion>
            <office:change-info>
              <dc:creator>Ray Lischner</dc:creator>
              <dc:date>2020-05-10T22:29:44</dc:date>
            </office:change-info>
          </text:insertion>
        </text:changed-region>
        <text:changed-region xml:id="ct94206586458560" text:id="ct94206586458560">
          <text:insertion>
            <office:change-info>
              <dc:creator>Ray Lischner</dc:creator>
              <dc:date>2020-04-29T16:39:45</dc:date>
            </office:change-info>
          </text:insertion>
        </text:changed-region>
        <text:changed-region xml:id="ct94206669400128" text:id="ct94206669400128">
          <text:format-change>
            <office:change-info>
              <dc:creator>Ray Lischner</dc:creator>
              <dc:date>2020-05-10T22:28:22</dc:date>
            </office:change-info>
          </text:format-change>
        </text:changed-region>
        <text:changed-region xml:id="ct94206669275584" text:id="ct94206669275584">
          <text:format-change>
            <office:change-info>
              <dc:creator>Ray Lischner</dc:creator>
              <dc:date>2020-05-10T22:28:26</dc:date>
            </office:change-info>
          </text:format-change>
        </text:changed-region>
        <text:changed-region xml:id="ct94206653270304" text:id="ct94206653270304">
          <text:insertion>
            <office:change-info>
              <dc:creator>Ray Lischner</dc:creator>
              <dc:date>2020-05-10T22:28:29</dc:date>
            </office:change-info>
          </text:insertion>
        </text:changed-region>
        <text:changed-region xml:id="ct94206588637200" text:id="ct94206588637200">
          <text:insertion>
            <office:change-info>
              <dc:creator>Ray Lischner</dc:creator>
              <dc:date>2020-05-10T16:50:41</dc:date>
            </office:change-info>
          </text:insertion>
        </text:changed-region>
        <text:changed-region xml:id="ct94206669212960" text:id="ct94206669212960">
          <text:insertion>
            <office:change-info>
              <dc:creator>Ray Lischner</dc:creator>
              <dc:date>2020-05-10T17:04:49</dc:date>
            </office:change-info>
          </text:insertion>
        </text:changed-region>
        <text:changed-region xml:id="ct94206634247200" text:id="ct94206634247200">
          <text:insertion>
            <office:change-info>
              <dc:creator>Ray Lischner</dc:creator>
              <dc:date>2020-05-10T22:35:56</dc:date>
            </office:change-info>
          </text:insertion>
        </text:changed-region>
        <text:changed-region xml:id="ct94206658960736" text:id="ct94206658960736">
          <text:deletion>
            <office:change-info>
              <dc:creator>Ray Lischner</dc:creator>
              <dc:date>2020-05-10T22:35:57</dc:date>
            </office:change-info>
            <text:p text:style-name="Body_20_Text_20_First"><text:span text:style-name="T39">se</text:span></text:p>
          </text:deletion>
        </text:changed-region>
        <text:changed-region xml:id="ct94206588306160" text:id="ct94206588306160">
          <text:insertion>
            <office:change-info>
              <dc:creator>Ray Lischner</dc:creator>
              <dc:date>2020-05-10T16:50:46</dc:date>
            </office:change-info>
          </text:insertion>
        </text:changed-region>
        <text:changed-region xml:id="ct94206588443552" text:id="ct94206588443552">
          <text:insertion>
            <office:change-info>
              <dc:creator>Ray Lischner</dc:creator>
              <dc:date>2020-05-10T16:50:51</dc:date>
            </office:change-info>
          </text:insertion>
        </text:changed-region>
        <text:changed-region xml:id="ct94206588454192" text:id="ct94206588454192">
          <text:insertion>
            <office:change-info>
              <dc:creator>Ray Lischner</dc:creator>
              <dc:date>2020-04-30T10:08:53</dc:date>
            </office:change-info>
          </text:insertion>
        </text:changed-region>
        <text:changed-region xml:id="ct94206588477488" text:id="ct94206588477488">
          <text:insertion>
            <office:change-info>
              <dc:creator>Ray Lischner</dc:creator>
              <dc:date>2020-05-10T16:50:53</dc:date>
            </office:change-info>
          </text:insertion>
        </text:changed-region>
        <text:changed-region xml:id="ct94206586959232" text:id="ct94206586959232">
          <text:insertion>
            <office:change-info>
              <dc:creator>Ray Lischner</dc:creator>
              <dc:date>2020-04-30T09:03:22</dc:date>
            </office:change-info>
          </text:insertion>
        </text:changed-region>
        <text:changed-region xml:id="ct94206587374592" text:id="ct94206587374592">
          <text:insertion>
            <office:change-info>
              <dc:creator>Ray Lischner</dc:creator>
              <dc:date>2020-05-10T16:50:55</dc:date>
            </office:change-info>
          </text:insertion>
        </text:changed-region>
        <text:changed-region xml:id="ct94206588752240" text:id="ct94206588752240">
          <text:insertion>
            <office:change-info>
              <dc:creator>Ray Lischner</dc:creator>
              <dc:date>2020-04-30T09:03:28</dc:date>
            </office:change-info>
          </text:insertion>
        </text:changed-region>
        <text:changed-region xml:id="ct94206588538992" text:id="ct94206588538992">
          <text:insertion>
            <office:change-info>
              <dc:creator>Ray Lischner</dc:creator>
              <dc:date>2020-04-29T16:41:20</dc:date>
            </office:change-info>
          </text:insertion>
        </text:changed-region>
        <text:changed-region xml:id="ct94206588539312" text:id="ct94206588539312">
          <text:deletion>
            <office:change-info>
              <dc:creator>Ray Lischner</dc:creator>
              <dc:date>2020-04-29T16:41:20</dc:date>
            </office:change-info>
            <text:p text:style-name="Code_20_Caption"><text:span text:style-name="T12">0</text:span></text:p>
          </text:deletion>
        </text:changed-region>
        <text:changed-region xml:id="ct94206588030624" text:id="ct94206588030624">
          <text:deletion>
            <office:change-info>
              <dc:creator>Ray Lischner</dc:creator>
              <dc:date>2020-04-30T09:03:40</dc:date>
            </office:change-info>
            <text:p text:style-name="P4">import a;</text:p>
            <text:p text:style-name="P4"/>
          </text:deletion>
        </text:changed-region>
        <text:changed-region xml:id="ct94206654908112" text:id="ct94206654908112">
          <text:insertion>
            <office:change-info>
              <dc:creator>Ray Lischner</dc:creator>
              <dc:date>2020-05-10T22:36:49</dc:date>
            </office:change-info>
          </text:insertion>
        </text:changed-region>
        <text:changed-region xml:id="ct94206668101856" text:id="ct94206668101856">
          <text:insertion>
            <office:change-info>
              <dc:creator>Ray Lischner</dc:creator>
              <dc:date>2020-05-10T22:37:00</dc:date>
            </office:change-info>
          </text:insertion>
        </text:changed-region>
        <text:changed-region xml:id="ct94206588849440" text:id="ct94206588849440">
          <text:insertion>
            <office:change-info>
              <dc:creator>Ray Lischner</dc:creator>
              <dc:date>2020-04-29T22:14: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change-start text:change-id="ct94206586448496"/>E X P L O R A T I O N <text:s/><text:span text:style-name="T32">4</text:span><text:span text:style-name="T33">2</text:span></text:p>
      <text:p text:style-name="P7"/>
      <text:p text:style-name="P8"></text:p>
      <text:p text:style-name="P6"><text:change-end text:change-id="ct94206586448496"/><office:annotation office:name="__Annotation__3358_1754316223" loext:resolved="false"><dc:creator>Michael Thomas</dc:creator><dc:date>2020-04-04T08:26:32.360000000</dc:date><text:p text:style-name="P24"><text:span text:style-name="T41">Good clean chapter. <text:s/>The document is easy to read and understand.</text:span></text:p>
<text:p text:style-name="P24"><text:span text:style-name="T41"/></text:p>
<text:p text:style-name="P24"><text:span text:style-name="T41">I am running Windows 10 and Visual Studio 2019 16.6.0 Preview 2.1.</text:span></text:p>
<text:p text:style-name="P24"><text:span text:style-name="T41"/></text:p>
<text:p text:style-name="P24"><text:span text:style-name="T41">All links in the chapter work.</text:span></text:p>
</office:annotation><text:span text:style-name="T31">Modul</text:span>e<office:annotation office:name="__Annotation__1473_452120432" loext:resolved="false"><dc:creator>Michael Thomas</dc:creator><dc:date>2020-04-04T10:06:08.220000000</dc:date><text:p text:style-name="P24"><text:span text:style-name="T45">The version of Visual Studio being used is updated from previous chapters.</text:span></text:p>
<text:p text:style-name="P24"><text:span text:style-name="T45"/></text:p>
<text:p text:style-name="P24"><text:span text:style-name="T45">I will continue to update as new versions are available.</text:span></text:p>
<text:p text:style-name="P24"><text:span text:style-name="T45"/></text:p>
<text:p text:style-name="P24"><text:span text:style-name="T45">Hopefully, eatch update will incorporate more new C++20 features.</text:span></text:p>
</office:annotation>s<office:annotation-end office:name="__Annotation__1473_452120432"/><office:annotation-end office:name="__Annotation__3358_1754316223"/></text:p>
      <text:p text:style-name="Body_20_Text_20_First">Real programs rarely fit into a<text:span text:style-name="T1"> </text:span>single source file, and I<text:span text:style-name="T1"> </text:span>know you’ve been champing at the bit, eager to explore how C++ works with multiple source files that make up a<text:span text:style-name="T1"> </text:span>single program. This Exploration shows you the basics. <text:span text:style-name="T15">A warning, though: this chapter discusses brand new features in C++ 20, and although compiler developers are working at implementing all of the new features, they have many features to implement, and all that hard work takes time. What you read in this chapter might not work in your compiler, at least not until some future release. Not to worry, Exploration 43 takes you back to the old-fashioned way of working with multiple source files, a way that has worked from the very first days of C++. But for now, let’s step boldly into the future...</text:span></text:p>
      <text:h text:style-name="P21" text:outline-level="1">Introducing Modules<text:bookmark-start text:name="def"/></text:h>
      <text:p text:style-name="Body_20_Text_20_First">Put simply, you write a large program by dividing it into modules. A module is the C++ 20 way of working with multiple source files. Just as a function has a declaration and a definition, a module has an interface (declaration) and an implementation (definition). Because a module can contain multiple functions, classes, and more, they have ways to divide one module into multiple files as an implementation detail.</text:p>
      <text:p text:style-name="Body_20_Text_20_Cont">Let’s start with a simple example. Let’s define a function, <text:span text:style-name="Code_20_Inline"><text:span text:style-name="T6">world()</text:span></text:span>, in a module, <text:span text:style-name="Code_20_Inline"><text:span text:style-name="T6">hello</text:span></text:span>. Our <text:span text:style-name="Code_20_Inline"><text:span text:style-name="T6">main()</text:span></text:span> program will call that function. So what do we need? First, define the module as shown in Listing 42-1.</text:p>
      <text:p text:style-name="Code_20_Caption"><text:change-start text:change-id="ct94206653654784"/><text:span text:style-name="T11"><text:hidden-text text:condition="ooow:" text:string-value=".cc" text:is-hidden="true"/></text:span><text:change-end text:change-id="ct94206653654784"/><text:span text:style-name="T11">Listing 42-1.</text:span> <office:annotation office:name="__Annotation__1482_452120432" loext:resolved="false"><dc:creator>Michael Thomas</dc:creator><dc:date>2020-04-04T10:08:22.150000000</dc:date><text:p text:style-name="P24"><text:span text:style-name="T42">For new programmers, it may be helpful to include a suggested file name with these examples.</text:span></text:p>
</office:annotation>Writing a Module<office:annotation-end office:name="__Annotation__1482_452120432"/></text:p>
      <text:p text:style-name="Code"><text:soft-page-break/><office:annotation office:name="__Annotation__1491_452120432" loext:resolved="false"><dc:creator>Michael Thomas</dc:creator><dc:date>2020-04-04T10:15:44.410000000</dc:date><text:p text:style-name="P24"><text:span text:style-name="T42">This listing does not compile.</text:span></text:p>
<text:p text:style-name="P24"><text:span text:style-name="T42"><text:line-break/></text:span><text:span text:style-name="T42">If that was the intention, no problem.</text:span></text:p>
</office:annotation>export module <office:annotation office:name="__Annotation__1507_452120432" loext:resolved="false"><dc:creator>Michael Thomas</dc:creator><dc:date>2020-04-04T10:19:44.840000000</dc:date><text:p text:style-name="P24"><text:span text:style-name="T42">Error message is:</text:span></text:p>
<text:p text:style-name="P24"><text:span text:style-name="T42"/></text:p>
<text:p text:style-name="P24"><text:span text:style-name="T42">Error (active)</text:span><text:span text:style-name="T42"><text:tab/></text:span><text:span text:style-name="T42">E0757</text:span><text:span text:style-name="T42"><text:tab/></text:span><text:span text:style-name="T42">variable "export" is not a type name</text:span></text:p>
</office:annotation>hello;<office:annotation-end office:name="__Annotation__1507_452120432"/><office:annotation-end office:name="__Annotation__1491_452120432"/></text:p>
      <text:p text:style-name="Code">import &lt;iostream&gt;;</text:p>
      <text:p text:style-name="Code">export void world()</text:p>
      <text:p text:style-name="Code">{</text:p>
      <text:p text:style-name="Code"><text:s text:c="4"/>std::cout &lt;&lt; "hello, world\n";</text:p>
      <text:p text:style-name="Code">}</text:p>
      <text:p text:style-name="Body_20_Text_20_Cont">Well, that was easy. The <text:span text:style-name="Code_20_Inline"><text:span text:style-name="T6">module</text:span></text:span> keyword informs the compiler that this file is part of a module. The <text:span text:style-name="Code_20_Inline"><text:span text:style-name="T6">export</text:span></text:span> keyword says that <text:span text:style-name="T15">this is an interface, that is, this file is exporting symbols. In particular, the module exports the </text:span><text:span text:style-name="Code_20_Inline"><text:span text:style-name="T6">world()</text:span></text:span><text:span text:style-name="T15"> function. The module imports </text:span><text:span text:style-name="Code_20_Inline"><text:span text:style-name="T6">&lt;iostream&gt;</text:span></text:span><text:span text:style-name="T15"> so </text:span><text:span text:style-name="Code_20_Inline"><text:span text:style-name="T6">world()</text:span></text:span><text:span text:style-name="T15"> can do its work, but that is an implementation detail. The only information that is visible from outside of the module are exported declarations, which in this case is </text:span><text:span text:style-name="Code_20_Inline"><text:span text:style-name="T6">world()</text:span></text:span><text:span text:style-name="T15">. Armed with just this interface, you can write a program that imports the </text:span><text:span text:style-name="Code_20_Inline"><text:span text:style-name="T6">hello</text:span></text:span><text:span text:style-name="T15"> module and calls the </text:span><text:span text:style-name="Code_20_Inline"><text:span text:style-name="T6">world()</text:span></text:span><text:span text:style-name="T15"> function. Listing 42-2 shows you how.</text:span></text:p>
      <text:p text:style-name="Code_20_Caption"><text:span text:style-name="T11">Listing 42-2.</text:span> <text:span text:style-name="T25">Importing a Module</text:span></text:p>
      <text:p text:style-name="Code"><office:annotation office:name="__Annotation__1492_452120432" loext:resolved="false"><dc:creator>Michael Thomas</dc:creator><dc:date>2020-04-04T10:16:21.810000000</dc:date><text:p text:style-name="P24"><text:span text:style-name="T44">This listing does not compile.</text:span></text:p>
<text:p text:style-name="P24"><text:span text:style-name="T44"><text:line-break/></text:span><text:span text:style-name="T44">If that was the intention, no problem.</text:span></text:p>
</office:annotation><office:annotation office:name="__Annotation__1523_452120432" loext:resolved="false"><dc:creator>Michael Thomas</dc:creator><dc:date>2020-04-04T10:21:32.040000000</dc:date><text:p text:style-name="P24"><text:span text:style-name="T44">Error message is:</text:span></text:p>
<text:p text:style-name="P24"><text:span text:style-name="T42"/></text:p>
<text:p text:style-name="P24"><text:span text:style-name="T42">Error (active)</text:span><text:span text:style-name="T42"><text:tab/></text:span><text:span text:style-name="T42">E0013</text:span><text:span text:style-name="T42"><text:tab/></text:span><text:span text:style-name="T42">expected a file name</text:span></text:p>
</office:annotation><text:span text:style-name="T27">import </text:span>hello;<office:annotation-end office:name="__Annotation__1523_452120432"/><office:annotation-end office:name="__Annotation__1492_452120432"/></text:p>
      <text:p text:style-name="P4">int main()</text:p>
      <text:p text:style-name="P4">{</text:p>
      <text:p text:style-name="Code"><text:span text:style-name="T27"><text:s text:c="4"/></text:span>world();</text:p>
      <text:p text:style-name="Code">}</text:p>
      <text:p text:style-name="Body_20_Text_20_Cont"><text:span text:style-name="T1">The </text:span><text:span text:style-name="Code_20_Inline"><text:span text:style-name="T1">import</text:span></text:span><text:span text:style-name="T1"> </text:span><text:span text:style-name="T20">declaration</text:span><text:span text:style-name="T1"> imports a module, which makes every symbol that the module exports available in the file that does the importing. You can use any of the names that the module exports just as though you had written those functions, etc., in the file doing the importing. </text:span><text:span text:style-name="T20">T</text:span><text:span text:style-name="T1">he name </text:span><text:span text:style-name="Code_20_Inline"><text:span text:style-name="T6">hello</text:span></text:span><text:span text:style-name="T1"> has no further significance after the </text:span><text:span text:style-name="Code_20_Inline"><text:span text:style-name="T6">import</text:span></text:span><text:span text:style-name="T1"> declaration. This means you do not need to qualify the name of the </text:span><text:span text:style-name="Code_20_Inline"><text:span text:style-name="T6">world()</text:span></text:span><text:span text:style-name="T1"> function. Just call it normally as you would if you had defined it in the same file as </text:span><text:span text:style-name="Code_20_Inline"><text:span text:style-name="T6">main()</text:span></text:span><text:span text:style-name="T1">. </text:span></text:p>
      <text:p text:style-name="Body_20_Text_20_Cont"><text:span text:style-name="T1">A </text:span><text:change-start text:change-id="ct94206586721536"/><text:span text:style-name="Code_20_Inline"><text:span text:style-name="T1">module</text:span></text:span><text:change-end text:change-id="ct94206586721536"/><text:span text:style-name="T1"> declaration is optional, but if present must be the first declaration in a file. </text:span><text:span text:style-name="T20">Then come any </text:span><text:span text:style-name="Code_20_Inline"><text:span text:style-name="T6">import</text:span></text:span><text:span text:style-name="T1"> declarations. </text:span><text:change-start text:change-id="ct94206588822496"/><text:span text:style-name="T8">After the imports, you may not use any further </text:span><text:span text:style-name="Code_20_Inline"><text:span text:style-name="T7">module</text:span></text:span><text:span text:style-name="T8"> or </text:span><text:span text:style-name="Code_20_Inline"><text:span text:style-name="T7">import</text:span></text:span><text:span text:style-name="T8"> decla</text:span><text:change-end text:change-id="ct94206588822496"/><text:change-start text:change-id="ct94206588163808"/><text:span text:style-name="T8">rations in the file. </text:span><text:change-end text:change-id="ct94206588163808"/><text:span text:style-name="T1">These simple restrictions mean you can use </text:span><text:change-start text:change-id="ct94206587900592"/><text:span text:style-name="Code_20_Inline"><text:span text:style-name="T1">module</text:span></text:span><text:change-end text:change-id="ct94206587900592"/><text:span text:style-name="T1"> and </text:span><text:change-start text:change-id="ct94206588843904"/><text:span text:style-name="Code_20_Inline"><text:span text:style-name="T6">import</text:span></text:span><text:change-end text:change-id="ct94206588843904"/><text:span text:style-name="T1"> as ordinary names elsewhere in your program, which is great for existing programs that use those names, but new code should not use them in order to avoid confusion.</text:span></text:p>
      <text:p text:style-name="Body_20_Text_20_Cont"><text:span text:style-name="T1">If a file has no </text:span><text:change-start text:change-id="ct94206588845104"/><text:span text:style-name="Code_20_Inline"><text:span text:style-name="T1">module</text:span></text:span><text:change-end text:change-id="ct94206588845104"/><text:span text:style-name="T1"> declaration, it is the same as though the file began with an unnamed module declaration:</text:span></text:p>
      <text:p text:style-name="Code"><text:change-start text:change-id="ct94206588845344"/><text:hidden-text text:condition="ooow:" text:string-value=".txt" text:is-hidden="true"/><text:change-end text:change-id="ct94206588845344"/>module;</text:p>
      <text:p text:style-name="Body_20_Text_20_Cont"><text:soft-page-break/><text:span text:style-name="T1">The unnamed module is also called the </text:span><text:span text:style-name="Emphasis"><text:span text:style-name="T1">global</text:span></text:span><text:span text:style-name="T1"> module. A program’s </text:span><text:span text:style-name="Code_20_Inline"><text:span text:style-name="T6">main()</text:span></text:span><text:span text:style-name="T1"> function lives in the global module</text:span><text:change-start text:change-id="ct94206586718016"/><text:span text:style-name="T1">, </text:span><text:span text:style-name="T9">and any module can contribute declarations to the global module</text:span><text:change-end text:change-id="ct94206586718016"/><text:change-start text:change-id="ct94206667416576"/><text:span text:style-name="T9"> by starting the file with a</text:span><text:span text:style-name="T23">n unnamed module header, followed by ordinary declarations, and then a named module declaration</text:span><text:change-end text:change-id="ct94206667416576"/><text:span text:style-name="T1">.</text:span><text:change text:change-id="ct94206654857744"/></text:p>
      <text:p text:style-name="Body_20_Text_20_Cont"><text:span text:style-name="T1">All of the standard library headers (except those imported from the C programming language) can be imported as modules. </text:span><text:change-start text:change-id="ct94206587978704"/><text:span text:style-name="T8">That’s why the code listings for th</text:span><text:change-end text:change-id="ct94206587978704"/><text:change-start text:change-id="ct94206587978944"/><text:span text:style-name="T8">is book use </text:span><text:span text:style-name="Code_20_Inline"><text:span text:style-name="T7">import</text:span></text:span><text:span text:style-name="T8"> for </text:span><text:span text:style-name="Code_20_Inline"><text:span text:style-name="T7">&lt;iostream&gt;</text:span></text:span><text:span text:style-name="T8"> and </text:span><text:span text:style-name="Code_20_Inline"><text:span text:style-name="T7">#include</text:span></text:span><text:span text:style-name="T8"> for </text:span><text:span text:style-name="Code_20_Inline"><text:span text:style-name="T8">&lt;cassert&gt;</text:span></text:span><text:span text:style-name="T8">. Because modules are a new features in C++ 20, </text:span><text:span text:style-name="T9">all the zillions of lines of </text:span><text:span text:style-name="T8">existing code use </text:span><text:span text:style-name="Code_20_Inline"><text:span text:style-name="T7">#include</text:span></text:span><text:span text:style-name="T8"> for all headers</text:span><text:change-end text:change-id="ct94206587978944"/><text:change-start text:change-id="ct94206588337536"/><text:span text:style-name="T8">. Get used to seeing </text:span><text:span text:style-name="Code_20_Inline"><text:span text:style-name="T8">#include</text:span></text:span><text:span text:style-name="T8"> for a while</text:span><text:change-end text:change-id="ct94206588337536"/><text:change text:change-id="ct94206588338176"/><text:change text:change-id="ct94206588337856"/><text:span text:style-name="T1">.</text:span></text:p>
      <text:p text:style-name="Body_20_Text_20_Cont"><text:span text:style-name="T20">The C++ 20 standard does not take modules any farther into the library implementation, but </text:span><text:change-start text:change-id="ct94206588288112"/><text:span text:style-name="T22">you can </text:span><text:change-end text:change-id="ct94206588288112"/><text:span text:style-name="T20">expect library authors to begin to tinker with implementations of the standard library as a suite of modules. For example Microsoft Visual C++ lets you import </text:span><text:span text:style-name="Code_20_Inline"><text:span text:style-name="T6">std.core</text:span></text:span><text:span text:style-name="T6"> </text:span><text:span text:style-name="T20">to import nearly the entire standard library at once. A future version of the standard may adopt that or a similar module name for packaging and arranging the standard library, but for now stick to the standard and look forward to libraries starting to arrive neatly bundled with a ribbon and a module.</text:span></text:p>
      <text:h text:style-name="P21" text:outline-level="1">Classes and Modules</text:h>
      <text:p text:style-name="Body_20_Text_20_First">Let’s try a more challenging example: the <text:span text:style-name="Code_20_Inline"><text:span text:style-name="T6">rational</text:span></text:span> class. This is easy to do, but introduces unseen twists. Listing 42-3 illustrates how to define a <text:span text:style-name="Code_20_Inline"><text:span text:style-name="T6">rat</text:span></text:span> module that contains the <text:span text:style-name="Code_20_Inline"><text:span text:style-name="T6">rational</text:span></text:span> class from Listing 41-2. You can fill in the rest of the details yourself.</text:p>
      <text:p text:style-name="P17"><text:change-start text:change-id="ct94206570581520"/><text:span text:style-name="T11"><text:hidden-text text:condition="ooow:" text:string-value=".cc" text:is-hidden="true"/></text:span><text:change-end text:change-id="ct94206570581520"/><text:span text:style-name="T11">Listing 42-</text:span><text:span text:style-name="T26">3</text:span><text:span text:style-name="T11">.</text:span> <text:span text:style-name="T25">Defining the rational Class In a Module</text:span></text:p>
      <text:p text:style-name="Code"><office:annotation office:name="__Annotation__1504_452120432" loext:resolved="false"><dc:creator>Michael Thomas</dc:creator><dc:date>2020-04-04T10:18:02.290000000</dc:date><text:p text:style-name="P24"><text:span text:style-name="T42">This listing does not compile.</text:span></text:p>
<text:p text:style-name="P24"><text:span text:style-name="T42"/></text:p>
</office:annotation>export module <text:span text:style-name="T27">rat</text:span><text:change-start text:change-id="ct94206659052144"/><text:span text:style-name="T29">1</text:span><text:change-end text:change-id="ct94206659052144"/>;<office:annotation-end office:name="__Annotation__1504_452120432"/></text:p>
      <text:p text:style-name="Code">#include &lt;cassert&gt;</text:p>
      <text:p text:style-name="Code">import &lt;numeric&gt;;</text:p>
      <text:p text:style-name="Code">export class rational</text:p>
      <text:p text:style-name="Code">{</text:p>
      <text:p text:style-name="Code">public:</text:p>
      <text:p text:style-name="Code"><text:s text:c="2"/>rational(int num) : numerator_{num}, denominator_{1} {}</text:p>
      <text:p text:style-name="Code"><text:soft-page-break/><text:s text:c="2"/>rational(rational const&amp;) = default;</text:p>
      <text:p text:style-name="Code"><text:s text:c="2"/>inline rational(int num, int den);</text:p>
      <text:p text:style-name="Code"><text:s text:c="2"/>void assign(int num, int den);</text:p>
      <text:p text:style-name="Code"><text:s text:c="2"/>int numerator() const <text:s text:c="18"/>{ return numerator_; }</text:p>
      <text:p text:style-name="Code"><text:s text:c="2"/>int denominator() const <text:s text:c="16"/>{ return denominator_; }</text:p>
      <text:p text:style-name="Code"><text:s text:c="2"/>rational&amp; operator=(int num);</text:p>
      <text:p text:style-name="Code">private:</text:p>
      <text:p text:style-name="Code"><text:s text:c="2"/>void reduce();</text:p>
      <text:p text:style-name="Code"><text:s text:c="2"/>int numerator_;</text:p>
      <text:p text:style-name="Code"><text:s text:c="2"/>int denominator_;</text:p>
      <text:p text:style-name="Code">};</text:p>
      <text:p text:style-name="Code"/>
      <text:p text:style-name="Code">inline rational::rational(int num, int den)</text:p>
      <text:p text:style-name="Code">: numerator_{num}, denominator_{den}</text:p>
      <text:p text:style-name="Code">{</text:p>
      <text:p text:style-name="Code"><text:s text:c="2"/>reduce();</text:p>
      <text:p text:style-name="Code">}</text:p>
      <text:p text:style-name="Code"/>
      <text:p text:style-name="Code">void rational::assign(int num, int den)</text:p>
      <text:p text:style-name="Code">{</text:p>
      <text:p text:style-name="Code"><text:s text:c="2"/>numerator_ = num;</text:p>
      <text:p text:style-name="Code"><text:s text:c="2"/>denominator_ = den;</text:p>
      <text:p text:style-name="Code"><text:s text:c="2"/>reduce();</text:p>
      <text:p text:style-name="Code">}</text:p>
      <text:p text:style-name="Code"/>
      <text:p text:style-name="Code">void rational::reduce()</text:p>
      <text:p text:style-name="Code">{</text:p>
      <text:p text:style-name="Code"><text:s text:c="2"/>assert(denominator_ != 0);</text:p>
      <text:p text:style-name="Code"><text:s text:c="2"/>if (denominator_ &lt; 0)</text:p>
      <text:p text:style-name="Code"><text:s text:c="2"/>{</text:p>
      <text:p text:style-name="Code"><text:s text:c="4"/>denominator_ = -denominator_;</text:p>
      <text:p text:style-name="Code"><text:s text:c="4"/>numerator_ = -numerator_;</text:p>
      <text:p text:style-name="Code"><text:s text:c="2"/>}</text:p>
      <text:p text:style-name="Code"><text:s text:c="2"/>int div{std::gcd(numerator_, denominator_)};</text:p>
      <text:p text:style-name="Code"><text:s text:c="2"/>numerator_ = numerator_ / div;</text:p>
      <text:p text:style-name="Code"><text:s text:c="2"/>denominator_ = denominator_ / div;</text:p>
      <text:p text:style-name="Code">}</text:p>
      <text:p text:style-name="Code"/>
      <text:p text:style-name="Code">rational&amp; rational::operator=(int num)</text:p>
      <text:p text:style-name="Code">{</text:p>
      <text:p text:style-name="Code"><text:s text:c="2"/>numerator_ = num;</text:p>
      <text:p text:style-name="Code"><text:s text:c="2"/>denominator_ = 1;</text:p>
      <text:p text:style-name="Code"><text:s text:c="2"/>return *this;</text:p>
      <text:p text:style-name="Code">}</text:p>
      <text:p text:style-name="P11"><text:span text:style-name="T15">The </text:span><text:span text:style-name="Code_20_Inline"><text:span text:style-name="T6">std::gcd()</text:span></text:span><text:span text:style-name="T15"> function is declared in the </text:span><text:span text:style-name="Code_20_Inline"><text:span text:style-name="T6">&lt;numeric&gt;</text:span></text:span><text:span text:style-name="T15"> header, which you can include the old way, </text:span><text:span text:style-name="Code_20_Inline"><text:span text:style-name="T6">#include</text:span></text:span><text:span text:style-name="T15"> </text:span><text:span text:style-name="Code_20_Inline"><text:span text:style-name="T6">&lt;numeric&gt;</text:span></text:span><text:span text:style-name="T15">, or the new way, import </text:span><text:span text:style-name="Code_20_Inline"><text:span text:style-name="T6">&lt;numeric&gt;</text:span></text:span><text:span text:style-name="T15">. There is no difference to the </text:span><text:change-start text:change-id="ct94206667769536"/><text:span text:style-name="Code_20_Inline"><text:span text:style-name="T37">rational</text:span></text:span><text:change-end text:change-id="ct94206667769536"/><text:span text:style-name="T15"> class or its use of </text:span><text:span text:style-name="Code_20_Inline"><text:span text:style-name="T6">std::gcd()</text:span></text:span><text:span text:style-name="T15">. It is mostly a choice of style, and because you are writing a module so you can live on the cutting edge of C++ modernization, you may as well import the </text:span><text:span text:style-name="Code_20_Inline"><text:span text:style-name="T6">&lt;numeric&gt;</text:span></text:span><text:span text:style-name="T15"> header.</text:span></text:p>
      <text:p text:style-name="P1"><text:change text:change-id="ct94206588210592"/><text:soft-page-break/>Throwing in a <text:span text:style-name="Code_20_Inline"><text:span text:style-name="T1">module</text:span></text:span> declaration and an <text:span text:style-name="Code_20_Inline"><text:span text:style-name="T1">export</text:span></text:span> keyword is only the first step. Recall from Exploration 41 that any member function defined inside the class is automatically inline. That is true outside of a module, but within a module, it is no longer the case. The only way a function in a module can be inline is for you to make it so explicitly with the <text:span text:style-name="Code_20_Inline"><text:span text:style-name="T1">inline</text:span></text:span> keyword, which you can see in Listing 42-4.</text:p>
      <text:p text:style-name="P17"><text:change-start text:change-id="ct94206665050672"/><text:span text:style-name="T11"><text:hidden-text text:condition="ooow:" text:string-value=".cc" text:is-hidden="true"/></text:span><text:change-end text:change-id="ct94206665050672"/><text:span text:style-name="T11">Listing 42-4.</text:span> <text:span text:style-name="T25">Defining the rational Class In One Declaration In a Module</text:span></text:p>
      <text:p text:style-name="Code"><office:annotation office:name="__Annotation__1541_452120432" loext:resolved="false"><dc:creator>Michael Thomas</dc:creator><dc:date>2020-04-04T10:24:26.350000000</dc:date><text:p text:style-name="P24"><text:span text:style-name="T42">This listing does not compile.</text:span></text:p>
</office:annotation>export module <text:span text:style-name="T27">rat</text:span><text:change-start text:change-id="ct94206663722464"/><text:span text:style-name="T29">2</text:span><text:change-end text:change-id="ct94206663722464"/>;<office:annotation-end office:name="__Annotation__1541_452120432"/></text:p>
      <text:p text:style-name="Code">#include &lt;cassert&gt;</text:p>
      <text:p text:style-name="Code">import &lt;numeric&gt;;</text:p>
      <text:p text:style-name="Code">export class rational</text:p>
      <text:p text:style-name="Code">{</text:p>
      <text:p text:style-name="Code">public:</text:p>
      <text:p text:style-name="Code"><text:s text:c="2"/>inline rational(int num) : numerator_{num}, denominator_{1} {}</text:p>
      <text:p text:style-name="Code"><text:s text:c="2"/>inline rational(rational const&amp;) = default;</text:p>
      <text:p text:style-name="Code"><text:s text:c="2"/>inline rational(int num, int den)</text:p>
      <text:p text:style-name="Code"><text:s text:c="2"/>: numerator_{num}, denominator_{den}</text:p>
      <text:p text:style-name="Code"><text:s text:c="2"/>{</text:p>
      <text:p text:style-name="Code"><text:s text:c="4"/>reduce();</text:p>
      <text:p text:style-name="Code"><text:s text:c="2"/>}</text:p>
      <text:p text:style-name="Code"><text:s text:c="2"/>void assign(int num, int den)</text:p>
      <text:p text:style-name="Code"><text:s text:c="2"/>{</text:p>
      <text:p text:style-name="Code"><text:s text:c="4"/>numerator_ = num;</text:p>
      <text:p text:style-name="Code"><text:s text:c="4"/>denominator_ = den;</text:p>
      <text:p text:style-name="Code"><text:s text:c="4"/>reduce();</text:p>
      <text:p text:style-name="Code"><text:s text:c="2"/>}</text:p>
      <text:p text:style-name="Code"><text:s text:c="2"/>inline int numerator() const <text:s text:c="10"/>{ return numerator_; }</text:p>
      <text:p text:style-name="Code"><text:s text:c="2"/>inline int denominator() const <text:s text:c="8"/>{ return denominator_; }</text:p>
      <text:p text:style-name="Code"><text:s text:c="2"/>rational&amp; operator=(int num)</text:p>
      <text:p text:style-name="Code"><text:s text:c="2"/>{</text:p>
      <text:p text:style-name="Code"><text:s text:c="4"/>numerator_ = num;</text:p>
      <text:p text:style-name="Code"><text:s text:c="4"/>denominator_ = 1;</text:p>
      <text:p text:style-name="Code"><text:s text:c="4"/>return *this;</text:p>
      <text:p text:style-name="Code"><text:s text:c="2"/>}</text:p>
      <text:p text:style-name="Code">private:</text:p>
      <text:p text:style-name="Code"><text:s text:c="2"/>void reduce()</text:p>
      <text:p text:style-name="Code"><text:s text:c="2"/>{</text:p>
      <text:p text:style-name="Code"><text:s text:c="4"/>assert(denominator_ != 0);</text:p>
      <text:p text:style-name="Code"><text:s text:c="4"/>if (denominator_ &lt; 0)</text:p>
      <text:p text:style-name="Code"><text:s text:c="4"/>{</text:p>
      <text:p text:style-name="Code"><text:s text:c="6"/>denominator_ = -denominator_;</text:p>
      <text:p text:style-name="Code"><text:s text:c="6"/>numerator_ = -numerator_;</text:p>
      <text:p text:style-name="Code"><text:s text:c="4"/>}</text:p>
      <text:p text:style-name="Code"><text:soft-page-break/><text:s text:c="4"/>int div{std::gcd(numerator_, denominator_)};</text:p>
      <text:p text:style-name="Code"><text:s text:c="4"/>numerator_ = numerator_ / div;</text:p>
      <text:p text:style-name="Code"><text:s text:c="4"/>denominator_ = denominator_ / div;</text:p>
      <text:p text:style-name="Code"><text:s text:c="2"/>}</text:p>
      <text:p text:style-name="Code"><text:s text:c="2"/>int numerator_;</text:p>
      <text:p text:style-name="Code"><text:s text:c="2"/>int denominator_;</text:p>
      <text:p text:style-name="Code">};</text:p>
      <text:p text:style-name="Body_20_Text_20_Cont"><text:span text:style-name="T15">As you can see, I did more that just add </text:span><text:span text:style-name="Code_20_Inline"><text:span text:style-name="T6">inline</text:span></text:span><text:span text:style-name="T15"> keywords. I also moved all of the member functions into the class definition. This style of defining a class may be familiar to readers familiar with Java, Eiffel, and similar languages. The idea is to put everything about the class in one self-contained piece.</text:span></text:p>
      <text:p text:style-name="Body_20_Text_20_Cont"><text:span text:style-name="T15">Also, </text:span><text:span text:style-name="Code_20_Inline"><text:span text:style-name="T6">inline</text:span></text:span><text:span text:style-name="T15"> is not needed on a defaulted function, in this case the copy constructor. When the compiler automatically fills in any constructor or function, it always automatically adds the </text:span><text:span text:style-name="Code_20_Inline"><text:span text:style-name="T6">inline</text:span></text:span><text:span text:style-name="T15"> qualifier. Remember that </text:span><text:span text:style-name="Code_20_Inline"><text:span text:style-name="T6">inline</text:span></text:span><text:span text:style-name="T15"> is just a suggestion to the compiler, not a requirement.</text:span></text:p>
      <text:p text:style-name="Body_20_Text_20_Cont"><text:span text:style-name="T15">This style of defining a simple class suits </text:span><text:change-start text:change-id="ct94206657042592"/><text:span text:style-name="Code_20_Inline"><text:span text:style-name="T37">rational</text:span></text:span><text:change-end text:change-id="ct94206657042592"/><text:span text:style-name="T15">, but more complicated classes sometimes require more complicated solutions. Let’s take </text:span><text:change-start text:change-id="ct94206669256816"/><text:span text:style-name="T17">a </text:span><text:change-end text:change-id="ct94206669256816"/><text:span text:style-name="T15">step in that direction by </text:span><text:change text:change-id="ct94206667467040"/><text:change-start text:change-id="ct94206634310400"/><text:span text:style-name="T17">hid</text:span><text:change-end text:change-id="ct94206634310400"/><text:span text:style-name="T15">ing the non-inline functions </text:span><text:change text:change-id="ct94206563560128"/><text:change text:change-id="ct94206652503104"/><text:span text:style-name="T15">in a different part of the module.</text:span></text:p>
      <text:h text:style-name="Heading_20_1" text:outline-level="1">Hiding the Implementation</text:h>
      <text:p text:style-name="Body_20_Text_20_First">You can divide a module into multiple parts. The simplest division is just into interface and implementation. <text:span text:style-name="T15">Start by removing the definitions of the non-inline functions, as you can see in Listing 42-5.</text:span></text:p>
      <text:p text:style-name="P17"><text:change-start text:change-id="ct94206651928576"/><text:span text:style-name="T11"><text:hidden-text text:condition="ooow:" text:string-value=".cc" text:is-hidden="true"/></text:span><text:change-end text:change-id="ct94206651928576"/><text:span text:style-name="T11">Listing 42-</text:span><text:span text:style-name="T26">5</text:span><text:span text:style-name="T11">.</text:span> <text:span text:style-name="T25">Defining the rational Class In a Module Interface</text:span></text:p>
      <text:p text:style-name="Code"><office:annotation office:name="__Annotation__1561_452120432" loext:resolved="false"><dc:creator>Michael Thomas</dc:creator><dc:date>2020-04-04T10:25:35.550000000</dc:date><text:p text:style-name="P24"><text:span text:style-name="T42">This listing does not compile.</text:span></text:p>
</office:annotation>export module <text:span text:style-name="T27">rat</text:span><text:change-start text:change-id="ct94206668664096"/><text:span text:style-name="T29">3</text:span><text:change-end text:change-id="ct94206668664096"/>;<office:annotation-end office:name="__Annotation__1561_452120432"/></text:p>
      <text:p text:style-name="Code">export class rational</text:p>
      <text:p text:style-name="Code">{</text:p>
      <text:p text:style-name="Code">public:</text:p>
      <text:p text:style-name="Code"><text:s text:c="2"/>inline rational(int num) : numerator_{num}, denominator_{1} {}</text:p>
      <text:p text:style-name="Code"><text:s text:c="2"/>inline rational(rational const&amp;) = default;</text:p>
      <text:p text:style-name="Code"><text:s text:c="2"/>inline rational(int num, int den)</text:p>
      <text:p text:style-name="Code"><text:s text:c="2"/>: numerator_{num}, denominator_{den}</text:p>
      <text:p text:style-name="Code"><text:s text:c="2"/>{</text:p>
      <text:p text:style-name="Code"><text:s text:c="4"/>reduce();</text:p>
      <text:p text:style-name="Code"><text:s text:c="2"/>}</text:p>
      <text:p text:style-name="Code"><text:s text:c="2"/>void assign(int num, int den);</text:p>
      <text:p text:style-name="Code"><text:s text:c="2"/>inline int numerator() const <text:s text:c="10"/>{ return numerator_; }</text:p>
      <text:p text:style-name="Code"><text:s text:c="2"/>inline int denominator() const <text:s text:c="8"/>{ return denominator_; }</text:p>
      <text:p text:style-name="Code"><text:soft-page-break/><text:s text:c="2"/>rational&amp; operator=(int num);</text:p>
      <text:p text:style-name="Code">private:</text:p>
      <text:p text:style-name="Code"><text:s text:c="2"/>void reduce();</text:p>
      <text:p text:style-name="Code"><text:s text:c="2"/>int numerator_;</text:p>
      <text:p text:style-name="Code"><text:s text:c="2"/>int denominator_;</text:p>
      <text:p text:style-name="Code">};</text:p>
      <text:p text:style-name="P1">Notice how <text:change text:change-id="ct94206668894688"/><text:change-start text:change-id="ct94206668567344"/><text:span text:style-name="Code_20_Inline">#include</text:span><text:change-end text:change-id="ct94206668567344"/> and <text:change-start text:change-id="ct94206669335808"/><text:span text:style-name="Code_20_Inline">import</text:span><text:change-end text:change-id="ct94206669335808"/> <text:change text:change-id="ct94206656781536"/>are no longer needed in the module interface. Only the <text:change-start text:change-id="ct94206665390144"/><text:span text:style-name="Code_20_Inline">reduce()</text:span><text:change-end text:change-id="ct94206665390144"/> function needs those declarations. This is one of the ways that separating the implementation helps keep the interface module cleaner.</text:p>
      <text:p text:style-name="Body_20_Text_20_Cont"><text:change text:change-id="ct94206668536592"/><text:change-start text:change-id="ct94206658306976"/><text:span text:style-name="T17">When</text:span><text:change-end text:change-id="ct94206658306976"/><text:change-start text:change-id="ct94206578317152"/><text:span text:style-name="T17"> the </text:span><text:change-end text:change-id="ct94206578317152"/>compiler <text:change-start text:change-id="ct94206669204064"/><text:span text:style-name="T38">must import a module, it needs only </text:span><text:change-end text:change-id="ct94206669204064"/><text:change text:change-id="ct94206663179440"/>the module interface. This includes the definitions of every inline function<text:change-start text:change-id="ct94206667264112"/>;<text:change-end text:change-id="ct94206667264112"/><text:change text:change-id="ct94206656249440"/> <text:change text:change-id="ct94206668949792"/><text:change-start text:change-id="ct94206653122992"/><text:span text:style-name="T38">o</text:span><text:change-end text:change-id="ct94206653122992"/>therwise, it would not be able to compile the functions inline. The<office:annotation office:name="__Annotation__1582_452120432" loext:resolved="false"><dc:creator>Michael Thomas</dc:creator><dc:date>2020-04-04T10:26:11.360000000</dc:date><text:p text:style-name="P24"><text:span text:style-name="T43">Sp?</text:span></text:p>
</office:annotation> defin<text:change-start text:change-id="ct94206586458560"/><text:span text:style-name="T34">i</text:span><text:change-end text:change-id="ct94206586458560"/>tions<office:annotation-end office:name="__Annotation__1582_452120432"/> of the non-inline functions live in a separate file, the module implementation. This looks very much like a module interface, but without the <text:change-start text:change-id="ct94206669400128"/><text:span text:style-name="Code_20_Inline">export</text:span><text:change-end text:change-id="ct94206669400128"/> keyword. Listing 42-6 shows the <text:change-start text:change-id="ct94206669275584"/><text:span text:style-name="Code_20_Inline">rat</text:span><text:change-end text:change-id="ct94206669275584"/><text:change-start text:change-id="ct94206653270304"/><text:span text:style-name="Code_20_Inline"><text:span text:style-name="T38">3</text:span></text:span><text:change-end text:change-id="ct94206653270304"/> module implementation.</text:p>
      <text:p text:style-name="P18"><text:change-start text:change-id="ct94206588637200"/><text:span text:style-name="T11"><text:hidden-text text:condition="ooow:" text:string-value=".cc" text:is-hidden="true"/></text:span><text:change-end text:change-id="ct94206588637200"/><text:span text:style-name="T11">Listing 42-</text:span><text:span text:style-name="T26">6</text:span><text:span text:style-name="T11">.</text:span> Writing a Module <text:span text:style-name="T30">Implementation</text:span></text:p>
      <text:p text:style-name="Code"><office:annotation office:name="__Annotation__1606_452120432" loext:resolved="false"><dc:creator>Michael Thomas</dc:creator><dc:date>2020-04-04T10:27:33.030000000</dc:date><text:p text:style-name="P24"><text:span text:style-name="T42">This listing does not compile.</text:span></text:p>
<text:p text:style-name="P24"><text:span text:style-name="T42"/></text:p>
<text:p text:style-name="P24"><text:span text:style-name="T42">Error (active)</text:span><text:span text:style-name="T42"><text:tab/></text:span><text:span text:style-name="T42">E0020</text:span><text:span text:style-name="T42"><text:tab/></text:span><text:span text:style-name="T42">identifier "module" is undefined</text:span></text:p>
</office:annotation>module <text:span text:style-name="T27">rat</text:span><text:change-start text:change-id="ct94206669212960"/><text:span text:style-name="T29">3</text:span><text:change-end text:change-id="ct94206669212960"/>;<office:annotation-end office:name="__Annotation__1606_452120432"/></text:p>
      <text:p text:style-name="Code">#include &lt;cassert&gt;</text:p>
      <text:p text:style-name="Code">import &lt;numeric&gt;;</text:p>
      <text:p text:style-name="Code">void rational::assign(int num, int den)</text:p>
      <text:p text:style-name="Code">{</text:p>
      <text:p text:style-name="Code"><text:s text:c="2"/>numerator_ = num;</text:p>
      <text:p text:style-name="Code"><text:s text:c="2"/>denominator_ = den;</text:p>
      <text:p text:style-name="Code"><text:s text:c="2"/>reduce();</text:p>
      <text:p text:style-name="Code">}</text:p>
      <text:p text:style-name="Code">void rational::reduce()</text:p>
      <text:p text:style-name="Code">{</text:p>
      <text:p text:style-name="Code"><text:s text:c="2"/>assert(denominator_ != 0);</text:p>
      <text:p text:style-name="Code"><text:s text:c="2"/>if (denominator_ &lt; 0)</text:p>
      <text:p text:style-name="Code"><text:s text:c="2"/>{</text:p>
      <text:p text:style-name="Code"><text:s text:c="4"/>denominator_ = -denominator_;</text:p>
      <text:p text:style-name="Code"><text:s text:c="4"/>numerator_ = -numerator_;</text:p>
      <text:p text:style-name="Code"><text:s text:c="2"/>}</text:p>
      <text:p text:style-name="Code"><text:s text:c="2"/>int div{std::gcd(numerator_, denominator_)};</text:p>
      <text:p text:style-name="Code"><text:s text:c="2"/>numerator_ = numerator_ / div;</text:p>
      <text:p text:style-name="Code"><text:s text:c="2"/>denominator_ = denominator_ / div;</text:p>
      <text:p text:style-name="Code">}</text:p>
      <text:p text:style-name="Code">rational&amp; rational::operator=(int num)</text:p>
      <text:p text:style-name="Code">{</text:p>
      <text:p text:style-name="Code"><text:s text:c="2"/>numerator_ = num;</text:p>
      <text:p text:style-name="Code"><text:s text:c="2"/>denominator_ = 1;</text:p>
      <text:p text:style-name="Code"><text:s text:c="2"/>return *this;</text:p>
      <text:p text:style-name="Code">}</text:p>
      <text:p text:style-name="Body_20_Text_20_Cont"><text:soft-page-break/>The function definitions look just like they did in Listing 42-3. The module implementation <text:span text:style-name="T15">must use the same module name as the module interface. Any function, variable, or type defined in the module implementation is hidden from all users of the module unless the module interface exports that symbol.</text:span></text:p>
      <text:p text:style-name="Body_20_Text_20_Cont"><text:span text:style-name="T15">The main advantage of separating the implementation is that changes to the implementation do not affect the interface. For example, maybe you want to change the assert() to issue a more helpful error message. It is conceivable that compilers will be able to compile a single module in such a way that changing the assert() call will not affect how the interface is compiled. But by separating the implementation module you also tell the human reader what changes will affect the users of the module and what changes are hidden from them.</text:span><text:bookmark-end text:name="def"/></text:p>
      <text:h text:style-name="P23" text:outline-level="2"><text:bookmark-start text:name="nest"/>Modules Exporting Modules</text:h>
      <text:p text:style-name="Body_20_Text_20_First">One module can import another. In doing so, it can hide the imported module as an implementation detail, or it can expose the imported module as tho<text:change-start text:change-id="ct94206634247200"/><text:span text:style-name="T39">ugh</text:span><text:change-end text:change-id="ct94206634247200"/><text:change text:change-id="ct94206658960736"/> that module were part of the exported interface. For example, consider the <text:span text:style-name="Code_20_Inline">vital_stats</text:span> class (similar to the <text:span text:style-name="Code_20_Inline">record</text:span> class in Listing<text:span text:style-name="T1"> </text:span>35-1, for recording a<text:span text:style-name="T1"> </text:span>person’s vital statistics, including body-mass index) in Listing<text:span text:style-name="T1"> </text:span>42-7.</text:p>
      <text:p text:style-name="P19"><text:change-start text:change-id="ct94206588306160"/><text:span text:style-name="T11"><text:hidden-text text:condition="ooow:" text:string-value=".cc" text:is-hidden="true"/></text:span><text:change-end text:change-id="ct94206588306160"/><text:span text:style-name="T10">Listing</text:span><text:span text:style-name="T3"> </text:span><text:span text:style-name="T10">42-7.</text:span> The <text:span text:style-name="Code_20_Inline"><text:span text:style-name="T13">vital_stats</text:span></text:span> Class to Record a<text:span text:style-name="T1"> </text:span>Person’s Vital Statistics</text:p>
      <text:p text:style-name="Code"><office:annotation office:name="__Annotation__1632_452120432" loext:resolved="false"><dc:creator>Michael Thomas</dc:creator><dc:date>2020-04-04T10:28:43.480000000</dc:date><text:p text:style-name="P24"><text:span text:style-name="T42">This listing does not compile.</text:span></text:p>
</office:annotation><text:span text:style-name="T27">export module stats</text:span><office:annotation-end office:name="__Annotation__1632_452120432"/><text:span text:style-name="T27">;</text:span></text:p>
      <text:p text:style-name="Code"><text:span text:style-name="T27">import </text:span>&lt;istream&gt;;</text:p>
      <text:p text:style-name="Code"><text:span text:style-name="T27">import </text:span>&lt;ostream&gt;;</text:p>
      <text:p text:style-name="Code"><text:span text:style-name="T27">export import</text:span> &lt;string&gt;;</text:p>
      <text:p text:style-name="Code"/>
      <text:p text:style-name="Code">export class vital_stats</text:p>
      <text:p text:style-name="Code">{</text:p>
      <text:p text:style-name="Code">public:</text:p>
      <text:p text:style-name="Code"><text:span text:style-name="T14"><text:s text:c="2"/>inline </text:span>vital_stats() : height_{0}, weight_{0}, bmi_{0}, sex_{'?'}, name_{}</text:p>
      <text:p text:style-name="Code"><text:span text:style-name="T14"><text:s text:c="2"/></text:span>{}</text:p>
      <text:p text:style-name="Code"/>
      <text:p text:style-name="Code"><text:span text:style-name="T14"><text:s text:c="2"/></text:span>bool read(std::istream&amp; in, int num);</text:p>
      <text:p text:style-name="Code"><text:span text:style-name="T14"><text:s text:c="2"/></text:span>void print(std::ostream&amp; out, int threshold) const;</text:p>
      <text:p text:style-name="Code"/>
      <text:p text:style-name="Code">private:</text:p>
      <text:p text:style-name="Code"><text:span text:style-name="T14"><text:s text:c="2"/></text:span>int compute_bmi() const; ///&lt; Return BMI, based on height_ and weight_</text:p>
      <text:p text:style-name="Code"><text:span text:style-name="T14"><text:s text:c="2"/></text:span>int height_; <text:s text:c="12"/>///&lt; height in centimeters</text:p>
      <text:p text:style-name="Code"><text:span text:style-name="T14"><text:s text:c="2"/></text:span>int weight_; <text:s text:c="12"/>///&lt; weight in kilograms</text:p>
      <text:p text:style-name="Code"><text:span text:style-name="T14"><text:s text:c="2"/></text:span>int bmi_; <text:s text:c="15"/>///&lt; Body-mass index</text:p>
      <text:p text:style-name="Code"><text:span text:style-name="T14"><text:s text:c="2"/></text:span>char sex_; <text:s text:c="14"/>///&lt; 'M' for male or 'F' for female</text:p>
      <text:p text:style-name="Code"><text:soft-page-break/><text:span text:style-name="T14"><text:s text:c="2"/></text:span>std::string name_; <text:s text:c="6"/>///&lt; Person’s name</text:p>
      <text:p text:style-name="Code">};</text:p>
      <text:p text:style-name="Body_20_Text_20_Cont"><text:span text:style-name="T1">Because the </text:span><text:span text:style-name="Code_20_Inline"><text:span text:style-name="T1">vital_stats</text:span></text:span><text:span text:style-name="T1"> class uses </text:span><text:span text:style-name="Code_20_Inline"><text:span text:style-name="T1">std::string</text:span></text:span><text:span text:style-name="T1">, the </text:span><text:span text:style-name="Code_20_Inline"><text:span text:style-name="T2">stats</text:span></text:span><text:span text:style-name="T1"> </text:span><text:span text:style-name="T20">module must import </text:span><text:span text:style-name="T1"><text:s/></text:span><text:span text:style-name="Code_20_Inline"><text:span text:style-name="T1">&lt;string&gt;</text:span></text:span><text:span text:style-name="T1">. Similarly, </text:span><text:span text:style-name="Code_20_Inline"><text:span text:style-name="T1">std::istream</text:span></text:span><text:span text:style-name="T1"> is defined in </text:span><text:span text:style-name="Code_20_Inline"><text:span text:style-name="T1">&lt;istream&gt;</text:span></text:span><text:span text:style-name="T1"> and </text:span><text:span text:style-name="Code_20_Inline"><text:span text:style-name="T1">std::ostream</text:span></text:span><text:span text:style-name="T1"> in </text:span><text:span text:style-name="Code_20_Inline"><text:span text:style-name="T1">&lt;ostream&gt;</text:span></text:span><text:span text:style-name="T1">. But any user of the stats module must be able to create a </text:span><text:span text:style-name="Code_20_Inline"><text:span text:style-name="T6">std::string</text:span></text:span><text:span text:style-name="T1"> and so will also need to use the </text:span><text:span text:style-name="Code_20_Inline"><text:span text:style-name="T6">&lt;string&gt;</text:span></text:span><text:span text:style-name="T1"> module, so </text:span><text:span text:style-name="Code_20_Inline"><text:span text:style-name="T6">stats</text:span></text:span><text:span text:style-name="T1"> also exports it. It does not export </text:span><text:span text:style-name="Code_20_Inline"><text:span text:style-name="T6">&lt;istream&gt;</text:span></text:span><text:span text:style-name="T1"> and </text:span><text:span text:style-name="Code_20_Inline"><text:span text:style-name="T6">&lt;ostream&gt;</text:span></text:span><text:span text:style-name="T1"> because any user of stats </text:span><text:span text:style-name="T20">will have its own </text:span><text:span text:style-name="Code_20_Inline"><text:span text:style-name="T6">import</text:span></text:span><text:span text:style-name="T20"> declarations, such as </text:span><text:span text:style-name="Code_20_Inline"><text:span text:style-name="T6">&lt;iostream&gt;</text:span></text:span><text:span text:style-name="T20"> to pick up </text:span><text:span text:style-name="Code_20_Inline"><text:span text:style-name="T6">std::cin</text:span></text:span><text:span text:style-name="T20"> and </text:span><text:span text:style-name="Code_20_Inline"><text:span text:style-name="T6">std::cout</text:span></text:span><text:span text:style-name="T20">, which also imports </text:span><text:span text:style-name="Code_20_Inline"><text:span text:style-name="T6">&lt;istream&gt;</text:span></text:span><text:span text:style-name="T20"> and </text:span><text:span text:style-name="Code_20_Inline"><text:span text:style-name="T6">&lt;ostream&gt;</text:span></text:span><text:span text:style-name="T20">. So there is no need for </text:span><text:span text:style-name="Code_20_Inline"><text:span text:style-name="T6">stats</text:span></text:span><text:span text:style-name="T20"> to do the same. </text:span><text:span text:style-name="T1">By </text:span><text:span text:style-name="T20">exporting </text:span><text:span text:style-name="T1">all the necessary modules in the </text:span><text:span text:style-name="Code_20_Inline"><text:span text:style-name="T1">stats</text:span></text:span><text:span text:style-name="T1"> </text:span><text:span text:style-name="T20">module</text:span><text:span text:style-name="T1">, you remove one burden from the programmer who makes use it. By not importing too much, </text:span><text:span text:style-name="Code_20_Inline"><text:span text:style-name="T6">stats</text:span></text:span><text:span text:style-name="T1"> avoid burdening its consumer with too many extraneous symbols.</text:span></text:p>
      <text:p text:style-name="Body_20_Text_20_Cont"><text:span text:style-name="T1">More often than exporting a standard header, a large library that has modules A, B, and C will export part A from parts B and C, <text:s/>say. </text:span><text:span text:style-name="T4">Write a set of simple modules so that </text:span><text:span text:style-name="T24">the </text:span><text:span text:style-name="Code_20_Inline"><text:span text:style-name="T5">const</text:span></text:span><text:span text:style-name="T24"> </text:span><text:span text:style-name="Code_20_Inline"><text:span text:style-name="T5">double</text:span></text:span><text:span text:style-name="T24"> </text:span><text:span text:style-name="Code_20_Inline"><text:span text:style-name="T5">pi</text:span></text:span><text:span text:style-name="T24"> </text:span><text:span text:style-name="Code_20_Inline"><text:span text:style-name="T5">=</text:span></text:span><text:span text:style-name="T24"> </text:span><text:span text:style-name="Code_20_Inline"><text:span text:style-name="T5">3.14159265358979323</text:span></text:span><text:span text:style-name="T24"> is exported from module </text:span><text:span text:style-name="Code_20_Inline"><text:span text:style-name="T5">a</text:span></text:span><text:span text:style-name="T24">; module </text:span><text:span text:style-name="Code_20_Inline"><text:span text:style-name="T5">b</text:span></text:span><text:span text:style-name="T24"> imports and exports </text:span><text:span text:style-name="Code_20_Inline"><text:span text:style-name="T5">a</text:span></text:span><text:span text:style-name="T24"> and also exports a function, </text:span><text:span text:style-name="Code_20_Inline"><text:span text:style-name="T5">area()</text:span></text:span><text:span text:style-name="T24">, to compute the area of a circle. Module </text:span><text:span text:style-name="Code_20_Inline"><text:span text:style-name="T5">c</text:span></text:span><text:span text:style-name="T24"> imports and exports </text:span><text:span text:style-name="Code_20_Inline"><text:span text:style-name="T5">a</text:span></text:span><text:span text:style-name="T5"> </text:span><text:span text:style-name="T24">and exports </text:span><text:span text:style-name="Code_20_Inline"><text:span text:style-name="T5">circumference()</text:span></text:span><text:span text:style-name="T24"> to compute the circumference of a circle. Write a </text:span><text:span text:style-name="Code_20_Inline"><text:span text:style-name="T5">main()</text:span></text:span><text:span text:style-name="T24"> program to demonstrate all three module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2">Listing 42-8 shows module a; Listing 42-9 shows module b; Listing 42-10 shows modules c; and Listing 42-11 shows the main program.<text:bookmark-start text:name="doc"/><text:bookmark-end text:name="nest"/></text:p>
      <text:p text:style-name="P20"><text:change-start text:change-id="ct94206588443552"/><text:span text:style-name="T11"><text:hidden-text text:condition="ooow:" text:string-value=".cc" text:is-hidden="true"/></text:span><text:change-end text:change-id="ct94206588443552"/><text:span text:style-name="T10">Listing</text:span><text:span text:style-name="T3"> </text:span><text:span text:style-name="T10">42-8.</text:span> <text:span text:style-name="T25">Module a Exports pi</text:span></text:p>
      <text:p text:style-name="P4"><office:annotation office:name="__Annotation__1659_452120432" loext:resolved="false"><dc:creator>Michael Thomas</dc:creator><dc:date>2020-04-04T10:29:53.630000000</dc:date><text:p text:style-name="P24"><text:span text:style-name="T42">This listing does not compile.</text:span></text:p>
</office:annotation>export module a;<office:annotation-end office:name="__Annotation__1659_452120432"/></text:p>
      <text:p text:style-name="Code"><text:span text:style-name="T27">export double const</text:span><text:change-start text:change-id="ct94206588454192"/><text:span text:style-name="T28">expr</text:span><text:change-end text:change-id="ct94206588454192"/><text:span text:style-name="T27"> pi = 3.14159265358979323</text:span>;</text:p>
      <text:p text:style-name="P20"><text:change-start text:change-id="ct94206588477488"/><text:span text:style-name="T11"><text:hidden-text text:condition="ooow:" text:string-value=".cc" text:is-hidden="true"/></text:span><text:change-end text:change-id="ct94206588477488"/><text:span text:style-name="T10">Listing</text:span><text:span text:style-name="T3"> </text:span><text:span text:style-name="T10">42-9.</text:span> <text:span text:style-name="T25">Module b Exports area()</text:span></text:p>
      <text:p text:style-name="Code"><office:annotation office:name="__Annotation__1660_452120432" loext:resolved="false"><dc:creator>Michael Thomas</dc:creator><dc:date>2020-04-04T10:30:09.760000000</dc:date><text:p text:style-name="P24"><text:span text:style-name="T42">This listing does not compile.</text:span></text:p>
</office:annotation><text:span text:style-name="T27">export module b;</text:span><office:annotation-end office:name="__Annotation__1660_452120432"/></text:p>
      <text:p text:style-name="P4">export import a;</text:p>
      <text:p text:style-name="Code"><text:change-start text:change-id="ct94206586959232"/><text:span text:style-name="T36">export </text:span><text:change-end text:change-id="ct94206586959232"/>double area(double radius)</text:p>
      <text:p text:style-name="Code">{</text:p>
      <text:p text:style-name="Code"><text:soft-page-break/><text:s text:c="4"/>return pi * radius * radius;</text:p>
      <text:p text:style-name="Code">}</text:p>
      <text:p text:style-name="P20"><text:change-start text:change-id="ct94206587374592"/><text:span text:style-name="T11"><text:hidden-text text:condition="ooow:" text:string-value=".cc" text:is-hidden="true"/></text:span><text:change-end text:change-id="ct94206587374592"/><text:span text:style-name="T10">Listing</text:span><text:span text:style-name="T3"> </text:span><text:span text:style-name="T10">42-10.</text:span> <text:span text:style-name="T25">Module c Exports circumference()</text:span></text:p>
      <text:p text:style-name="Code"><office:annotation office:name="__Annotation__1661_452120432" loext:resolved="false"><dc:creator>Michael Thomas</dc:creator><dc:date>2020-04-04T10:30:37.130000000</dc:date><text:p text:style-name="P24"><text:span text:style-name="T42">This listing does not compile.</text:span></text:p>
</office:annotation><text:span text:style-name="T27">export module c;</text:span><office:annotation-end office:name="__Annotation__1661_452120432"/></text:p>
      <text:p text:style-name="P4">export import a;</text:p>
      <text:p text:style-name="Code"><text:change-start text:change-id="ct94206588752240"/><text:span text:style-name="T36">export </text:span><text:change-end text:change-id="ct94206588752240"/>double circumference(double radius)</text:p>
      <text:p text:style-name="Code">{</text:p>
      <text:p text:style-name="Code"><text:s text:c="4"/>return 2.0 * pi * radius;</text:p>
      <text:p text:style-name="Code">}</text:p>
      <text:p text:style-name="Code_20_Caption"><text:span text:style-name="T10">Listing</text:span><text:span text:style-name="T3"> </text:span><text:span text:style-name="T10">42-1</text:span><text:change-start text:change-id="ct94206588538992"/><text:span text:style-name="T12">1</text:span><text:change-end text:change-id="ct94206588538992"/><text:change text:change-id="ct94206588539312"/><text:span text:style-name="T10">.</text:span> <text:span text:style-name="T25">Main Program Imports a, b, and c</text:span></text:p>
      <text:p text:style-name="P4"><office:annotation office:name="__Annotation__1662_452120432" loext:resolved="false"><dc:creator>Michael Thomas</dc:creator><dc:date>2020-04-04T10:30:56.730000000</dc:date><text:p text:style-name="P24"><text:span text:style-name="T42">This listing does not compile.</text:span></text:p>
</office:annotation>module;<office:annotation-end office:name="__Annotation__1662_452120432"/></text:p>
      <text:p text:style-name="P4"><text:change text:change-id="ct94206588030624"/>import b;</text:p>
      <text:p text:style-name="P4">import c;</text:p>
      <text:p text:style-name="P4">import &lt;iostream&gt;;</text:p>
      <text:p text:style-name="P4"/>
      <text:p text:style-name="P4">int main()</text:p>
      <text:p text:style-name="P4">{</text:p>
      <text:p text:style-name="Code"><text:s text:c="3"/>while (std::cin)</text:p>
      <text:p text:style-name="Code"><text:s text:c="3"/>{<text:change-start text:change-id="ct94206654908112"/></text:p>
      <text:p text:style-name="Code"><text:s text:c="6"/><text:span text:style-name="T39">std::cout &lt;&lt; "pi=" &lt;&lt; pi &lt;&lt; '</text:span><text:change-end text:change-id="ct94206654908112"/><text:change-start text:change-id="ct94206668101856"/><text:span text:style-name="T39">\n';</text:span><text:change-end text:change-id="ct94206668101856"/></text:p>
      <text:p text:style-name="Code"><text:s text:c="6"/>std::cout &lt;&lt; "Radius=";</text:p>
      <text:p text:style-name="Code"><text:s text:c="6"/>double radius{};</text:p>
      <text:p text:style-name="Code"><text:s text:c="6"/>if (std::cin &gt;&gt; radius)</text:p>
      <text:p text:style-name="Code"><text:s text:c="6"/>{</text:p>
      <text:p text:style-name="Code"><text:s text:c="9"/>std::cout &lt;&lt; "Area = " &lt;&lt; area(radius) &lt;&lt; '\n';</text:p>
      <text:p text:style-name="Code"><text:s text:c="9"/>std::cout &lt;&lt; "Circumference = " &lt;&lt; circumference(radius) &lt;&lt; '\n';</text:p>
      <text:p text:style-name="Code"><text:s text:c="6"/>}</text:p>
      <text:p text:style-name="Code"><text:s text:c="3"/>}</text:p>
      <text:p text:style-name="Code">}</text:p>
      <text:h text:style-name="P22" text:outline-level="1"><text:change-start text:change-id="ct94206588849440"/>Compiling Modules</text:h>
      <text:p text:style-name="P5">Because modules are brand new, every compiler vendor supports them in slightly different ways. Gone are the old, simpler times of libraries of compiled object files. Now we must confront precompiled modules, module maps, and other complexities.</text:p>
      <text:p text:style-name="P12">Because every compiler vendor does things a little bit differently, I can offer only general advice here. First of all, check whether your tool<text:span text:style-name="T40">s</text:span> support modules yet. They may be available if you pass a special option to the compiler, such as <text:span text:style-name="Code_20_Inline">-fmodules</text:span>. Of you may have to wait for a newer release of your favorite compiler.</text:p>
      <text:p text:style-name="P3"><text:soft-page-break/><text:span text:style-name="T35">Due to the separation of interface and implementation, even if both are in the same source file, somehow the compiler needs to store the interface portion of the module in a manner that makes it available to any </text:span><text:span text:style-name="T16">importer. The implementation portion can be compiled into a traditional object file, with some extra information, </text:span><text:span text:style-name="T18">must most likely it will be stored separately</text:span><text:span text:style-name="T16">. When compiling a file that imports a module, the compiler must be able to find the compiled module interface. This is tricky because a module interface can actually come in multiple pieces. I omitted this complexity from the Exploration because modules are complicated enough, and only module authors need to be aware of this capability. Module importers always get the entire module, and that means the compiler needs to be able to find and collect all the modules pieces in order to make them available to the importer. </text:span><text:span text:style-name="T18">That is, unless the compiler is compiling one piece of the implementation that imports another piece of the implementation. As I said, partitioning a module into pieces is too complicated to cover in this book.</text:span></text:p>
      <text:p text:style-name="P13"><text:span text:style-name="T16">Y</text:span><text:span text:style-name="T18">our best bet is to use an IDE that understands modules and let it handle the difficulties for you. If the IDE is closely tied to the compiler, it should know where module interface files are stored and how to retrieve them when modules are imported. This is an entirely new way to working with C++, so even IDE vendors may need to make changes to accommodate modules smoothly.</text:span></text:p>
      <text:p text:style-name="P15"><text:span text:style-name="T16">I</text:span><text:span text:style-name="T15">t is possible that your compiler implements modules, but the standard library has not yet been updated so it can be imported. You may be able to compile and run the examples in this Exploration after changing imports of the standard library but not other </text:span><text:span text:style-name="Code_20_Inline"><text:span text:style-name="T37">import</text:span></text:span><text:span text:style-name="T15"> declarations.</text:span></text:p>
      <text:p text:style-name="P3"><text:bookmark-start text:name="odr"/><text:bookmark text:name="extern"/><text:bookmark-end text:name="doc"/><text:change-end text:change-id="ct94206588849440"/><text:span text:style-name="T1">Now that you have glimpsed the future of C++ programming, I regret to inform you that billions of lines of C++ code have been written without the benefit of modules, and you, my friend, will have to maintain your tiny corner of those billions. You need to learn how to write your </text:span><text:span text:style-name="T20">code not as modules but as mere </text:span><text:span text:style-name="Code_20_Inline"><text:span text:style-name="T6">#include</text:span></text:span><text:span text:style-name="T20"> files, the subject of the next Exploration.</text:span></text:p>
      <text:p text:style-name="Body_20_Text_20_Cont"><text:bookmark text:name="Ref_Chapter"/><text:bookmark-end text:name="od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densed-SemiLightI" svg:font-family="TheSansMonoCondensed-SemiLightI,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27:00</meta:creation-date>
    <dc:creator>Ray Lischner</dc:creator>
    <dc:date>2020-05-10T22:43:05.162590869</dc:date>
    <meta:print-date>2009-03-19T10:05:00</meta:print-date>
    <meta:editing-cycles>73</meta:editing-cycles>
    <meta:editing-duration>P1DT15H37M52S</meta:editing-duration>
    <meta:generator>LibreOffice/6.4.2.2$Linux_X86_64 LibreOffice_project/40$Build-2</meta:generator>
    <meta:document-statistic meta:table-count="0" meta:image-count="0" meta:object-count="0" meta:page-count="12" meta:paragraph-count="280" meta:word-count="2826" meta:character-count="19147" meta:non-whitespace-character-count="16147"/>
    <meta:user-defined meta:name="Chapter Number">42</meta:user-defined>
    <meta:user-defined meta:name="ContentType">Document</meta:user-defined>
  </office:meta>
</office:document-meta>
</file>